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66100000391F0B4069685737080.png" manifest:media-type="image/png"/>
  <manifest:file-entry manifest:full-path="Pictures/1000020100001B5D000001DE3510BDC124B51DE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, sans-serif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yriad Pro" svg:font-family="'Myriad Pr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1" style:family="table" style:master-page-name="Standard">
      <style:table-properties style:width="19.309cm" fo:margin-top="0cm" fo:margin-bottom="0cm" style:page-number="auto" table:align="center" fo:background-color="transparent" style:writing-mode="lr-tb">
        <style:background-image/>
      </style:table-properties>
    </style:style>
    <style:style style:name="Tabla1.A" style:family="table-column">
      <style:table-column-properties style:column-width="0.817cm"/>
    </style:style>
    <style:style style:name="Tabla1.B" style:family="table-column">
      <style:table-column-properties style:column-width="2.48cm"/>
    </style:style>
    <style:style style:name="Tabla1.C" style:family="table-column">
      <style:table-column-properties style:column-width="3.893cm"/>
    </style:style>
    <style:style style:name="Tabla1.D" style:family="table-column">
      <style:table-column-properties style:column-width="0.901cm"/>
    </style:style>
    <style:style style:name="Tabla1.E" style:family="table-column">
      <style:table-column-properties style:column-width="1.094cm"/>
    </style:style>
    <style:style style:name="Tabla1.F" style:family="table-column">
      <style:table-column-properties style:column-width="2.013cm"/>
    </style:style>
    <style:style style:name="Tabla1.G" style:family="table-column">
      <style:table-column-properties style:column-width="0.252cm"/>
    </style:style>
    <style:style style:name="Tabla1.H" style:family="table-column">
      <style:table-column-properties style:column-width="0.543cm"/>
    </style:style>
    <style:style style:name="Tabla1.I" style:family="table-column">
      <style:table-column-properties style:column-width="2.29cm"/>
    </style:style>
    <style:style style:name="Tabla1.J" style:family="table-column">
      <style:table-column-properties style:column-width="0.737cm"/>
    </style:style>
    <style:style style:name="Tabla1.K" style:family="table-column">
      <style:table-column-properties style:column-width="0.182cm"/>
    </style:style>
    <style:style style:name="Tabla1.L" style:family="table-column">
      <style:table-column-properties style:column-width="0.448cm"/>
    </style:style>
    <style:style style:name="Tabla1.M" style:family="table-column">
      <style:table-column-properties style:column-width="3.66cm"/>
    </style:style>
    <style:style style:name="Tabla1.1" style:family="table-row">
      <style:table-row-properties style:row-height="0.801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edbdb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B1" style:family="table-cell">
      <style:table-cell-properties style:vertical-align="middle" fo:background-color="transparent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J1" style:family="table-cell">
      <style:table-cell-properties style:vertical-align="middle" fo:background-color="transparent" fo:padding-left="0.171cm" fo:padding-right="0.191cm" fo:padding-top="0cm" fo:padding-bottom="0cm" fo:border="0.5pt solid #000001">
        <style:background-image/>
      </style:table-cell-properties>
    </style:style>
    <style:style style:name="Tabla1.2" style:family="table-row">
      <style:table-row-properties style:min-row-height="1cm" fo:keep-together="auto"/>
    </style:style>
    <style:style style:name="Tabla1.A2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D2" style:family="table-cell">
      <style:table-cell-properties fo:background-color="transparent" fo:padding-left="0.171cm" fo:padding-right="0.191cm" fo:padding-top="0cm" fo:padding-bottom="0cm" fo:border="0.5pt solid #000001">
        <style:background-image/>
      </style:table-cell-properties>
    </style:style>
    <style:style style:name="Tabla1.H2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K2" style:family="table-cell">
      <style:table-cell-properties style:vertical-align="middle"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3" style:family="table-row">
      <style:table-row-properties style:min-row-height="1.002cm" fo:keep-together="auto"/>
    </style:style>
    <style:style style:name="Tabla1.A3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C3" style:family="table-cell">
      <style:table-cell-properties fo:background-color="transparent" fo:padding-left="0.173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E3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I3" style:family="table-cell">
      <style:table-cell-properties fo:background-color="transparent" fo:padding-left="0.173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M3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4" style:family="table-row">
      <style:table-row-properties style:min-row-height="1cm" fo:keep-together="auto"/>
    </style:style>
    <style:style style:name="Tabla1.A4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F4" style:family="table-cell">
      <style:table-cell-properties fo:background-color="transparent" fo:padding-left="0.171cm" fo:padding-right="0.191cm" fo:padding-top="0cm" fo:padding-bottom="0cm" fo:border="0.5pt solid #000001">
        <style:background-image/>
      </style:table-cell-properties>
    </style:style>
    <style:style style:name="Tabla1.5" style:family="table-row">
      <style:table-row-properties style:min-row-height="1cm" fo:keep-together="auto"/>
    </style:style>
    <style:style style:name="Tabla1.A5" style:family="table-cell">
      <style:table-cell-properties fo:background-color="transparent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.F5" style:family="table-cell">
      <style:table-cell-properties fo:background-color="transparent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G5" style:family="table-cell">
      <style:table-cell-properties fo:background-color="transparent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L5" style:family="table-cell">
      <style:table-cell-properties fo:background-color="transparent" fo:padding-left="0.17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" style:family="table">
      <style:table-properties style:width="19.39cm" fo:margin-top="0cm" fo:margin-bottom="0cm" table:align="center" style:writing-mode="lr-tb"/>
    </style:style>
    <style:style style:name="Tabla3.A" style:family="table-column">
      <style:table-column-properties style:column-width="0.797cm"/>
    </style:style>
    <style:style style:name="Tabla3.B" style:family="table-column">
      <style:table-column-properties style:column-width="0.991cm"/>
    </style:style>
    <style:style style:name="Tabla3.C" style:family="table-column">
      <style:table-column-properties style:column-width="1.316cm"/>
    </style:style>
    <style:style style:name="Tabla3.D" style:family="table-column">
      <style:table-column-properties style:column-width="1.716cm"/>
    </style:style>
    <style:style style:name="Tabla3.E" style:family="table-column">
      <style:table-column-properties style:column-width="0.979cm"/>
    </style:style>
    <style:style style:name="Tabla3.F" style:family="table-column">
      <style:table-column-properties style:column-width="3.394cm"/>
    </style:style>
    <style:style style:name="Tabla3.G" style:family="table-column">
      <style:table-column-properties style:column-width="0.617cm"/>
    </style:style>
    <style:style style:name="Tabla3.H" style:family="table-column">
      <style:table-column-properties style:column-width="0.785cm"/>
    </style:style>
    <style:style style:name="Tabla3.I" style:family="table-column">
      <style:table-column-properties style:column-width="0.907cm"/>
    </style:style>
    <style:style style:name="Tabla3.J" style:family="table-column">
      <style:table-column-properties style:column-width="1.099cm"/>
    </style:style>
    <style:style style:name="Tabla3.K" style:family="table-column">
      <style:table-column-properties style:column-width="1.884cm"/>
    </style:style>
    <style:style style:name="Tabla3.L" style:family="table-column">
      <style:table-column-properties style:column-width="1.415cm"/>
    </style:style>
    <style:style style:name="Tabla3.M" style:family="table-column">
      <style:table-column-properties style:column-width="3.491cm"/>
    </style:style>
    <style:style style:name="Tabla3.1" style:family="table-row">
      <style:table-row-properties style:row-height="0.7cm" fo:keep-together="auto"/>
    </style:style>
    <style:style style:name="Tabla3.A1" style:family="table-cell">
      <style:table-cell-properties style:vertical-align="middle" fo:background-color="#cdcdcd" fo:padding-left="0.146cm" fo:padding-right="0.191cm" fo:padding-top="0cm" fo:padding-bottom="0cm" fo:border="0.5pt solid #000001">
        <style:background-image/>
      </style:table-cell-properties>
    </style:style>
    <style:style style:name="Tabla3.B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G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3.H1" style:family="table-cell">
      <style:table-cell-properties style:vertical-align="middle" fo:background-color="#cdcdcd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I1" style:family="table-cell">
      <style:table-cell-properties style:vertical-align="middle"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2" style:family="table-row">
      <style:table-row-properties style:min-row-height="0.894cm" fo:keep-together="auto"/>
    </style:style>
    <style:style style:name="Tabla3.A2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2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3" style:family="table-row">
      <style:table-row-properties style:min-row-height="0.9cm" fo:keep-together="auto"/>
    </style:style>
    <style:style style:name="Tabla3.A3" style:family="table-cell">
      <style:table-cell-properties style:vertical-align="middle"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D3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3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K3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4" style:family="table-cell">
      <style:table-cell-properties fo:background-color="#ffffff" fo:padding-left="0.146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E4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4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L4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5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5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C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F6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J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M6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6" style:family="table">
      <style:table-properties style:width="19.001cm" fo:margin-top="0cm" fo:margin-bottom="0cm" table:align="center" style:writing-mode="lr-tb"/>
    </style:style>
    <style:style style:name="Tabla6.A" style:family="table-column">
      <style:table-column-properties style:column-width="1.08cm"/>
    </style:style>
    <style:style style:name="Tabla6.B" style:family="table-column">
      <style:table-column-properties style:column-width="8.327cm"/>
    </style:style>
    <style:style style:name="Tabla6.C" style:family="table-column">
      <style:table-column-properties style:column-width="0.291cm"/>
    </style:style>
    <style:style style:name="Tabla6.D" style:family="table-column">
      <style:table-column-properties style:column-width="5.995cm"/>
    </style:style>
    <style:style style:name="Tabla6.E" style:family="table-column">
      <style:table-column-properties style:column-width="3.307cm"/>
    </style:style>
    <style:style style:name="Tabla6.1" style:family="table-row">
      <style:table-row-properties style:row-height="0.9cm" fo:keep-together="auto"/>
    </style:style>
    <style:style style:name="Tabla6.A1" style:family="table-cell">
      <style:table-cell-properties style:vertical-align="middle" fo:background-color="#d9d9d9" fo:padding="0cm" fo:border-left="0.5pt solid #000001" fo:border-right="0.75pt solid #000001" fo:border-top="0.5pt solid #000001" fo:border-bottom="0.75pt solid #000001">
        <style:background-image/>
      </style:table-cell-properties>
    </style:style>
    <style:style style:name="Tabla6.B1" style:family="table-cell">
      <style:table-cell-properties style:vertical-align="middle" fo:background-color="#ffffff" fo:padding="0cm" fo:border-left="0.5pt solid #000001" fo:border-right="none" fo:border-top="0.5pt solid #000001" fo:border-bottom="0.75pt solid #000001">
        <style:background-image/>
      </style:table-cell-properties>
    </style:style>
    <style:style style:name="Tabla6.E1" style:family="table-cell">
      <style:table-cell-properties style:vertical-align="middle" fo:background-color="#ffffff" fo:padding="0cm" fo:border-left="0.5pt solid #000001" fo:border-right="0.75pt solid #000001" fo:border-top="0.5pt solid #000001" fo:border-bottom="0.75pt solid #000001">
        <style:background-image/>
      </style:table-cell-properties>
    </style:style>
    <style:style style:name="Tabla6.2" style:family="table-row">
      <style:table-row-properties style:row-height="0.7cm" fo:keep-together="auto"/>
    </style:style>
    <style:style style:name="Tabla6.A2" style:family="table-cell">
      <style:table-cell-properties style:vertical-align="middle" fo:background-color="#ffffff" fo:padding="0cm" fo:border-left="none" fo:border-right="none" fo:border-top="none" fo:border-bottom="0.75pt solid #000001">
        <style:background-image/>
      </style:table-cell-properties>
    </style:style>
    <style:style style:name="Tabla6.C2" style:family="table-cell">
      <style:table-cell-properties fo:background-color="#ffffff" fo:padding="0cm" fo:border="none">
        <style:background-image/>
      </style:table-cell-properties>
    </style:style>
    <style:style style:name="Tabla6.3" style:family="table-row">
      <style:table-row-properties style:row-height="3.591cm" fo:keep-together="auto"/>
    </style:style>
    <style:style style:name="Tabla6.A3" style:family="table-cell">
      <style:table-cell-properties fo:background-color="#ffffff" fo:padding="0cm" fo:border-left="0.5pt solid #000001" fo:border-right="0.75pt solid #000001" fo:border-top="0.75pt solid #000001" fo:border-bottom="0.5pt solid #00000a">
        <style:background-image/>
      </style:table-cell-properties>
    </style:style>
    <style:style style:name="Tabla6.C3" style:family="table-cell">
      <style:table-cell-properties fo:background-color="#ffffff" fo:padding="0cm" fo:border="none">
        <style:background-image/>
      </style:table-cell-properties>
    </style:style>
    <style:style style:name="Tabla6.D3" style:family="table-cell">
      <style:table-cell-properties fo:background-color="#ffffff" fo:padding="0cm" fo:border-left="0.75pt solid #000001" fo:border-right="0.75pt solid #000001" fo:border-top="0.75pt solid #000001" fo:border-bottom="0.5pt solid #00000a">
        <style:background-image/>
      </style:table-cell-properties>
    </style:style>
    <style:style style:name="Tabla6.4" style:family="table-row">
      <style:table-row-properties style:row-height="0.697cm" fo:keep-together="auto"/>
    </style:style>
    <style:style style:name="Tabla6.5" style:family="table-row">
      <style:table-row-properties style:min-row-height="1.33cm" fo:keep-together="auto"/>
    </style:style>
    <style:style style:name="Tabla6.A5" style:family="table-cell">
      <style:table-cell-properties fo:background-color="#ffffff" fo:padding="0cm" fo:border="none">
        <style:background-image/>
      </style:table-cell-properties>
    </style:style>
    <style:style style:name="Tabla19" style:family="table">
      <style:table-properties style:width="18.999cm" fo:margin-left="0.134cm" fo:margin-top="0cm" fo:margin-bottom="0cm" table:align="left" style:writing-mode="lr-tb"/>
    </style:style>
    <style:style style:name="Tabla19.A" style:family="table-column">
      <style:table-column-properties style:column-width="9.384cm"/>
    </style:style>
    <style:style style:name="Tabla19.B" style:family="table-column">
      <style:table-column-properties style:column-width="0.413cm"/>
    </style:style>
    <style:style style:name="Tabla19.C" style:family="table-column">
      <style:table-column-properties style:column-width="9.202cm"/>
    </style:style>
    <style:style style:name="Tabla19.1" style:family="table-row">
      <style:table-row-properties style:row-height="3.806cm" fo:keep-together="auto"/>
    </style:style>
    <style:style style:name="Tabla19.A1" style:family="table-cell">
      <style:table-cell-properties fo:background-color="#ffffff" fo:padding="0cm" fo:border-left="0.5pt solid #000001" fo:border-right="0.75pt solid #000001" fo:border-top="0.75pt solid #000001" fo:border-bottom="0.5pt solid #00000a">
        <style:background-image/>
      </style:table-cell-properties>
    </style:style>
    <style:style style:name="Tabla19.B1" style:family="table-cell">
      <style:table-cell-properties fo:background-color="#ffffff" fo:padding="0cm" fo:border="none">
        <style:background-image/>
      </style:table-cell-properties>
    </style:style>
    <style:style style:name="Tabla19.C1" style:family="table-cell">
      <style:table-cell-properties fo:background-color="#ffffff" fo:padding="0cm" fo:border-left="0.75pt solid #000001" fo:border-right="0.75pt solid #000001" fo:border-top="0.75pt solid #000001" fo:border-bottom="0.5pt solid #00000a">
        <style:background-image/>
      </style:table-cell-properties>
    </style:style>
    <style:style style:name="Tabla20" style:family="table">
      <style:table-properties style:width="18.999cm" fo:margin-left="0.134cm" fo:margin-top="0cm" fo:margin-bottom="0cm" table:align="left" style:writing-mode="lr-tb"/>
    </style:style>
    <style:style style:name="Tabla20.A" style:family="table-column">
      <style:table-column-properties style:column-width="9.384cm"/>
    </style:style>
    <style:style style:name="Tabla20.B" style:family="table-column">
      <style:table-column-properties style:column-width="0.413cm"/>
    </style:style>
    <style:style style:name="Tabla20.C" style:family="table-column">
      <style:table-column-properties style:column-width="9.202cm"/>
    </style:style>
    <style:style style:name="Tabla20.1" style:family="table-row">
      <style:table-row-properties style:row-height="3.806cm" fo:keep-together="auto"/>
    </style:style>
    <style:style style:name="Tabla20.A1" style:family="table-cell">
      <style:table-cell-properties fo:background-color="#ffffff" fo:padding="0cm" fo:border-left="0.5pt solid #000001" fo:border-right="0.75pt solid #000001" fo:border-top="0.75pt solid #000001" fo:border-bottom="0.5pt solid #00000a">
        <style:background-image/>
      </style:table-cell-properties>
    </style:style>
    <style:style style:name="Tabla20.B1" style:family="table-cell">
      <style:table-cell-properties fo:background-color="#ffffff" fo:padding="0cm" fo:border="none">
        <style:background-image/>
      </style:table-cell-properties>
    </style:style>
    <style:style style:name="Tabla20.C1" style:family="table-cell">
      <style:table-cell-properties fo:background-color="#ffffff" fo:padding="0cm" fo:border-left="0.75pt solid #000001" fo:border-right="0.75pt solid #000001" fo:border-top="0.75pt solid #000001" fo:border-bottom="0.5pt solid #00000a">
        <style:background-image/>
      </style:table-cell-properties>
    </style:style>
    <style:style style:name="Tabla21" style:family="table">
      <style:table-properties style:width="19.002cm" fo:margin-top="0cm" fo:margin-bottom="0cm" table:align="center" style:writing-mode="lr-tb"/>
    </style:style>
    <style:style style:name="Tabla21.A" style:family="table-column">
      <style:table-column-properties style:column-width="9.384cm"/>
    </style:style>
    <style:style style:name="Tabla21.B" style:family="table-column">
      <style:table-column-properties style:column-width="0.108cm"/>
    </style:style>
    <style:style style:name="Tabla21.C" style:family="table-column">
      <style:table-column-properties style:column-width="9.511cm"/>
    </style:style>
    <style:style style:name="Tabla21.1" style:family="table-row">
      <style:table-row-properties style:row-height="3.796cm" fo:keep-together="auto"/>
    </style:style>
    <style:style style:name="Tabla21.A1" style:family="table-cell">
      <style:table-cell-properties fo:background-color="#ffffff" fo:padding="0.097cm" fo:border-left="1pt solid #00000a" fo:border-right="1pt solid #00000a" fo:border-top="1pt solid #000001" fo:border-bottom="1pt solid #00000a">
        <style:background-image/>
      </style:table-cell-properties>
    </style:style>
    <style:style style:name="Tabla21.B1" style:family="table-cell">
      <style:table-cell-properties fo:background-color="#ffffff" fo:padding="0cm" fo:border="none">
        <style:background-image/>
      </style:table-cell-properties>
    </style:style>
    <style:style style:name="Tabla22" style:family="table">
      <style:table-properties style:width="20.038cm" fo:margin-left="-0.191cm" fo:margin-top="0cm" fo:margin-bottom="0cm" table:align="left" style:writing-mode="lr-tb"/>
    </style:style>
    <style:style style:name="Tabla22.A" style:family="table-column">
      <style:table-column-properties style:column-width="6.678cm"/>
    </style:style>
    <style:style style:name="Tabla22.B" style:family="table-column">
      <style:table-column-properties style:column-width="6.68cm"/>
    </style:style>
    <style:style style:name="Tabla22.1" style:family="table-row">
      <style:table-row-properties fo:keep-together="auto"/>
    </style:style>
    <style:style style:name="Tabla22.A1" style:family="table-cell">
      <style:table-cell-properties fo:padding-left="0.191cm" fo:padding-right="0.191cm" fo:padding-top="0cm" fo:padding-bottom="0cm" fo:border="none"/>
    </style:style>
    <style:style style:name="Tabla22.2" style:family="table-row">
      <style:table-row-properties style:min-row-height="0.353cm" fo:keep-together="auto"/>
    </style:style>
    <style:style style:name="Tabla22.A2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4.066cm" fo:margin-top="0cm" fo:margin-bottom="0cm" loext:contextual-spacing="false" fo:line-height="100%" fo:text-align="center" style:justify-single-word="false" fo:text-indent="0cm" style:auto-text-indent="false"/>
      <style:text-properties fo:font-size="7pt" style:font-size-asian="6.09999990463257pt" style:font-size-complex="7pt"/>
    </style:style>
    <style:style style:name="P2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" fo:font-size="6pt" fo:letter-spacing="normal" fo:language="ru" fo:country="RU" fo:font-weight="bold" officeooo:paragraph-rsid="00218469" style:font-name-asian="Calibri3" style:font-size-asian="5.25pt" style:language-asian="en" style:country-asian="US" style:font-weight-asian="bold" style:font-size-complex="6pt"/>
    </style:style>
    <style:style style:name="P3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" fo:font-size="2pt" fo:letter-spacing="normal" fo:language="ru" fo:country="RU" fo:font-weight="bold" officeooo:paragraph-rsid="00218469" style:font-name-asian="Calibri3" style:font-size-asian="1.75pt" style:language-asian="en" style:country-asian="US" style:font-weight-asian="bold" style:font-size-complex="2pt"/>
    </style:style>
    <style:style style:name="P4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officeooo:paragraph-rsid="00218469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55c2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661f2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661f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2661f2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fo:language="ru" fo:country="RU" officeooo:paragraph-rsid="002661f2" style:font-name-asian="Calibri3" style:font-size-asian="8pt" style:language-asian="en" style:country-asian="US" style:font-name-complex="Arial2" style:font-size-complex="11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fo:language="ru" fo:country="RU" officeooo:paragraph-rsid="002661f2" style:font-name-asian="Calibri3" style:font-size-asian="8pt" style:language-asian="en" style:country-asian="US" style:font-name-complex="Arial2" style:font-size-complex="8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language="es" fo:country="ES" officeooo:paragraph-rsid="002661f2" style:font-name-asian="Calibri3" style:font-size-asian="8pt" style:language-asian="en" style:country-asian="US" style:font-name-complex="Arial2" style:font-size-complex="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fo:language="es" fo:country="ES" fo:font-style="italic" officeooo:paragraph-rsid="002661f2" style:font-name-asian="Calibri3" style:font-size-asian="6pt" style:language-asian="en" style:country-asian="US" style:font-style-asian="italic" style:font-name-complex="Arial2" style:font-size-complex="6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fo:font-style="italic" officeooo:paragraph-rsid="002661f2" style:font-name-asian="Calibri3" style:font-size-asian="6pt" style:font-style-asian="italic" style:font-name-complex="TimesNewRomanPSMT" style:font-size-complex="6pt" style:font-style-complex="italic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7pt" officeooo:paragraph-rsid="002661f2" style:font-name-asian="Calibri3" style:font-size-asian="7pt" style:font-name-complex="TimesNewRomanPSMT" style:font-size-complex="7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2" fo:font-size="6pt" fo:font-style="italic" officeooo:paragraph-rsid="002661f2" style:font-name-asian="Calibri3" style:font-size-asian="6pt" style:font-style-asian="italic" style:font-name-complex="TimesNewRomanPSMT" style:font-size-complex="6pt" style:font-style-complex="italic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7.5pt" officeooo:paragraph-rsid="002661f2" style:font-name-asian="Calibri3" style:font-size-asian="7.5pt" style:language-asian="en" style:country-asian="US" style:font-size-complex="7.5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fo:language="es" fo:country="ES" officeooo:paragraph-rsid="00218469" style:font-size-asian="7.5pt" style:font-size-complex="7.5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fo:language="es" fo:country="ES" officeooo:paragraph-rsid="0028d73c" style:font-size-asian="7.5pt" style:font-size-complex="7.5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.5pt" fo:language="es" fo:country="ES" officeooo:paragraph-rsid="0028d73c" style:font-size-asian="7.5pt" style:font-size-complex="7.5pt"/>
    </style:style>
    <style:style style:name="P20" style:family="paragraph" style:parent-style-name="Header">
      <style:paragraph-properties fo:margin-top="0cm" fo:margin-bottom="0cm" loext:contextual-spacing="false" fo:line-height="100%"/>
      <style:text-properties fo:font-size="9pt" style:font-size-asian="7.84999990463257pt" style:font-size-complex="9pt"/>
    </style:style>
    <style:style style:name="P21" style:family="paragraph" style:parent-style-name="Standard">
      <style:paragraph-properties fo:margin-left="0.737cm" fo:margin-right="0cm" fo:margin-top="0cm" fo:margin-bottom="0cm" loext:contextual-spacing="false" fo:line-height="100%" fo:orphans="0" fo:widows="0" fo:text-indent="0cm" style:auto-text-indent="false"/>
      <style:text-properties officeooo:paragraph-rsid="002661f2"/>
    </style:style>
    <style:style style:name="P22" style:family="paragraph" style:parent-style-name="Table_20_Paragraph">
      <style:paragraph-properties fo:margin-left="0.737cm" fo:margin-right="0cm" fo:line-height="100%" fo:text-indent="0cm" style:auto-text-indent="false"/>
      <style:text-properties officeooo:paragraph-rsid="002661f2"/>
    </style:style>
    <style:style style:name="P23" style:family="paragraph" style:parent-style-name="Table_20_Paragraph">
      <style:paragraph-properties fo:margin-left="0.737cm" fo:margin-right="0cm" fo:line-height="100%" fo:text-indent="0cm" style:auto-text-indent="false" style:writing-mode="lr-tb"/>
      <style:text-properties officeooo:paragraph-rsid="002661f2"/>
    </style:style>
    <style:style style:name="P24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28d73c" style:font-size-asian="18pt" style:font-weight-asian="bold"/>
    </style:style>
    <style:style style:name="P25" style:family="paragraph" style:parent-style-name="Table_20_Paragraph">
      <style:paragraph-properties fo:text-align="center" style:justify-single-word="false"/>
      <style:text-properties style:font-name="Garamond" fo:font-size="18pt" fo:font-weight="bold" officeooo:rsid="000f8982" officeooo:paragraph-rsid="002661f2" style:font-size-asian="18pt" style:font-weight-asian="bold"/>
    </style:style>
    <style:style style:name="P26" style:family="paragraph" style:parent-style-name="Table_20_Paragraph">
      <style:paragraph-properties fo:text-align="center" style:justify-single-word="false"/>
      <style:text-properties style:font-name="Garamond" fo:font-size="18pt" fo:font-weight="bold" officeooo:rsid="003207d0" officeooo:paragraph-rsid="0028d73c" style:font-size-asian="18pt" style:font-weight-asian="bold"/>
    </style:style>
    <style:style style:name="P27" style:family="paragraph" style:parent-style-name="Table_20_Paragraph">
      <style:paragraph-properties fo:margin-left="0.171cm" fo:margin-right="0cm" fo:text-indent="0cm" style:auto-text-indent="false"/>
      <style:text-properties officeooo:rsid="001b8242" officeooo:paragraph-rsid="0028d73c"/>
    </style:style>
    <style:style style:name="P28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28d73c" style:font-size-asian="7.5pt" style:font-size-complex="7.5pt"/>
    </style:style>
    <style:style style:name="P29" style:family="paragraph" style:parent-style-name="Table_20_Paragraph">
      <style:paragraph-properties fo:margin-left="0.171cm" fo:margin-right="0cm" fo:text-align="center" style:justify-single-word="false" fo:text-indent="0cm" style:auto-text-indent="false"/>
      <style:text-properties officeooo:paragraph-rsid="002661f2"/>
    </style:style>
    <style:style style:name="P30" style:family="paragraph" style:parent-style-name="Table_20_Paragraph">
      <style:paragraph-properties fo:margin-left="0.171cm" fo:margin-right="0cm" fo:text-indent="0cm" style:auto-text-indent="false"/>
      <style:text-properties officeooo:paragraph-rsid="0028d73c"/>
    </style:style>
    <style:style style:name="P31" style:family="paragraph" style:parent-style-name="Table_20_Paragraph">
      <style:paragraph-properties fo:margin-left="0.171cm" fo:margin-right="0cm" fo:margin-top="0cm" fo:margin-bottom="0.101cm" loext:contextual-spacing="false" fo:text-indent="0cm" style:auto-text-indent="false"/>
      <style:text-properties fo:font-size="7.5pt" fo:language="es" fo:country="ES" officeooo:rsid="004c01a3" officeooo:paragraph-rsid="0028d73c" style:font-size-asian="7.5pt" style:font-size-complex="7.5pt"/>
    </style:style>
    <style:style style:name="P32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28d73c" style:font-size-asian="7.5pt" style:font-size-complex="7.5pt"/>
    </style:style>
    <style:style style:name="P33" style:family="paragraph" style:parent-style-name="Table_20_Paragraph">
      <style:paragraph-properties fo:margin-left="0.166cm" fo:margin-right="0cm" fo:text-indent="0cm" style:auto-text-indent="false"/>
      <style:text-properties officeooo:paragraph-rsid="0028d73c"/>
    </style:style>
    <style:style style:name="P34" style:family="paragraph" style:parent-style-name="Table_20_Paragraph">
      <style:paragraph-properties fo:margin-left="0.75cm" fo:margin-right="0cm" fo:margin-top="0.141cm" fo:margin-bottom="0.353cm" loext:contextual-spacing="false" fo:text-indent="0cm" style:auto-text-indent="false"/>
      <style:text-properties fo:font-size="5.5pt" fo:language="es" fo:country="ES" officeooo:paragraph-rsid="002661f2" style:font-name-asian="Arial2" style:font-size-asian="5.5pt" style:font-name-complex="Arial2" style:font-size-complex="5.5pt"/>
    </style:style>
    <style:style style:name="P35" style:family="paragraph" style:parent-style-name="Table_20_Paragraph">
      <style:paragraph-properties fo:margin-left="0.169cm" fo:margin-right="0cm" fo:text-align="center" style:justify-single-word="false" fo:text-indent="0cm" style:auto-text-indent="false"/>
      <style:text-properties officeooo:paragraph-rsid="002661f2"/>
    </style:style>
    <style:style style:name="P36" style:family="paragraph" style:parent-style-name="Table_20_Paragraph">
      <style:paragraph-properties fo:margin-left="0.169cm" fo:margin-right="0cm" fo:text-indent="0cm" style:auto-text-indent="false"/>
      <style:text-properties officeooo:rsid="000929d7" officeooo:paragraph-rsid="002661f2"/>
    </style:style>
    <style:style style:name="P37" style:family="paragraph" style:parent-style-name="Table_20_Paragraph">
      <style:paragraph-properties fo:margin-left="0.169cm" fo:margin-right="0cm" fo:text-indent="0cm" style:auto-text-indent="false"/>
      <style:text-properties fo:letter-spacing="normal" fo:language="es" fo:country="ES" fo:font-weight="bold" officeooo:paragraph-rsid="002661f2" style:font-weight-asian="bold"/>
    </style:style>
    <style:style style:name="P38" style:family="paragraph" style:parent-style-name="Table_20_Paragraph">
      <style:paragraph-properties fo:margin-left="0.169cm" fo:margin-right="0cm" fo:text-indent="0cm" style:auto-text-indent="false"/>
      <style:text-properties officeooo:paragraph-rsid="002661f2"/>
    </style:style>
    <style:style style:name="P39" style:family="paragraph" style:parent-style-name="Standard">
      <style:text-properties officeooo:paragraph-rsid="002661f2"/>
    </style:style>
    <style:style style:name="P40" style:family="paragraph" style:parent-style-name="Table_20_Paragraph">
      <style:paragraph-properties fo:margin-top="0.199cm" fo:margin-bottom="0cm" loext:contextual-spacing="false" fo:text-align="center" style:justify-single-word="false"/>
      <style:text-properties officeooo:paragraph-rsid="0028d73c"/>
    </style:style>
    <style:style style:name="P41" style:family="paragraph" style:parent-style-name="Table_20_Paragraph">
      <style:paragraph-properties fo:margin-left="0.741cm" fo:margin-right="0cm" fo:line-height="100%" fo:text-indent="0cm" style:auto-text-indent="false" style:writing-mode="lr-tb"/>
      <style:text-properties officeooo:paragraph-rsid="002661f2"/>
    </style:style>
    <style:style style:name="P42" style:family="paragraph" style:parent-style-name="Standard">
      <style:paragraph-properties fo:margin-left="0.741cm" fo:margin-right="0cm" fo:margin-top="0cm" fo:margin-bottom="0cm" loext:contextual-spacing="false" fo:line-height="100%" fo:orphans="0" fo:widows="0" fo:text-indent="0cm" style:auto-text-indent="false" style:writing-mode="lr-tb"/>
      <style:text-properties officeooo:paragraph-rsid="002661f2"/>
    </style:style>
    <style:style style:name="P43" style:family="paragraph" style:parent-style-name="Standard">
      <style:paragraph-properties fo:margin-left="0.741cm" fo:margin-right="0cm" fo:margin-top="0cm" fo:margin-bottom="0cm" loext:contextual-spacing="false" fo:line-height="100%" fo:text-indent="0cm" style:auto-text-indent="false" style:writing-mode="lr-tb"/>
      <style:text-properties officeooo:paragraph-rsid="002661f2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.7cm" style:auto-text-indent="false" fo:background-color="transparent" style:writing-mode="lr-tb"/>
      <style:text-properties officeooo:paragraph-rsid="002661f2"/>
    </style:style>
    <style:style style:name="P45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2661f2"/>
    </style:style>
    <style:style style:name="P46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 fo:background-color="transparent" style:writing-mode="lr-tb"/>
      <style:text-properties officeooo:paragraph-rsid="002661f2"/>
    </style:style>
    <style:style style:name="P47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 fo:background-color="transparent" style:writing-mode="lr-tb"/>
      <style:text-properties style:text-position="13% 100%" style:font-name="Calibri" fo:font-size="9pt" fo:letter-spacing="normal" fo:language="es" fo:country="ES" officeooo:paragraph-rsid="002661f2" style:font-name-asian="Calibri3" style:font-size-asian="9pt" style:language-asian="en" style:country-asian="US" style:font-name-complex="Myriad Pro" style:font-size-complex="9pt" style:text-scale="105%"/>
    </style:style>
    <style:style style:name="P48" style:family="paragraph" style:parent-style-name="Table_20_Paragraph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 fo:background-color="transparent" style:writing-mode="lr-tb"/>
      <style:text-properties officeooo:paragraph-rsid="002661f2"/>
    </style:style>
    <style:style style:name="P4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2661f2"/>
    </style:style>
    <style:style style:name="P50" style:family="paragraph" style:parent-style-name="Table_20_Paragraph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2661f2"/>
    </style:style>
    <style:style style:name="P51" style:family="paragraph" style:parent-style-name="Table_20_Paragraph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text-position="13% 100%" style:font-name="Calibri" fo:font-size="9pt" fo:letter-spacing="normal" fo:language="es" fo:country="ES" officeooo:paragraph-rsid="002661f2" style:font-size-asian="9pt" style:font-name-complex="Myriad Pro" style:font-size-complex="9pt" style:text-scale="105%"/>
    </style:style>
    <style:style style:name="P52" style:family="paragraph" style:parent-style-name="Table_20_Paragraph">
      <style:paragraph-properties fo:margin-left="0cm" fo:margin-right="0cm" fo:text-indent="0cm" style:auto-text-indent="false"/>
      <style:text-properties officeooo:paragraph-rsid="0028d73c"/>
    </style:style>
    <style:style style:name="P53" style:family="paragraph">
      <style:paragraph-properties fo:text-align="center"/>
      <style:text-properties fo:font-variant="normal" fo:text-transform="none" style:text-line-through-style="none" style:text-line-through-type="none" style:font-name="Arial" fo:font-size="8pt" fo:font-style="normal" style:text-underline-style="none" fo:font-weight="normal" fo:background-color="transparent"/>
    </style:style>
    <style:style style:name="P5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5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6" style:family="paragraph">
      <style:paragraph-properties fo:text-align="center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57" style:family="paragraph">
      <style:paragraph-properties fo:text-align="center"/>
      <style:text-properties fo:font-variant="normal" fo:text-transform="none" style:text-line-through-style="none" style:text-line-through-type="none" style:font-name="Arial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Times New Roman" fo:font-size="24pt" fo:letter-spacing="normal" fo:language="ru" fo:country="RU" fo:font-weight="bold" style:font-name-asian="Calibri3" style:font-size-asian="24pt" style:language-asian="en" style:country-asian="US" style:font-weight-asian="bold" style:font-size-complex="24pt"/>
    </style:style>
    <style:style style:name="T3" style:family="text">
      <style:text-properties style:font-name="Times New Roman" fo:font-size="24pt" fo:language="ru" fo:country="RU" fo:font-weight="bold" style:font-name-asian="Calibri3" style:font-size-asian="24pt" style:language-asian="en" style:country-asian="US" style:font-weight-asian="bold" style:font-size-complex="24pt"/>
    </style:style>
    <style:style style:name="T4" style:family="text">
      <style:text-properties style:font-name="Arial1" fo:font-size="20pt" fo:letter-spacing="normal" fo:language="ru" fo:country="RU" fo:font-weight="bold" style:font-name-asian="Calibri3" style:font-size-asian="20pt" style:language-asian="en" style:country-asian="US" style:font-weight-asian="bold" style:font-size-complex="20pt"/>
    </style:style>
    <style:style style:name="T5" style:family="text">
      <style:text-properties style:font-name="Arial1" fo:font-size="20pt" fo:letter-spacing="normal" fo:language="es" fo:country="ES" fo:font-weight="bold" officeooo:rsid="000929d7" style:font-name-asian="Calibri3" style:font-size-asian="20pt" style:language-asian="en" style:country-asian="US" style:font-weight-asian="bold" style:font-size-complex="20pt"/>
    </style:style>
    <style:style style:name="T6" style:family="text">
      <style:text-properties style:font-name="Arial1" fo:font-size="20pt" fo:language="ru" fo:country="RU" fo:font-weight="bold" style:font-name-asian="Calibri3" style:font-size-asian="20pt" style:language-asian="en" style:country-asian="US" style:font-weight-asian="bold" style:font-size-complex="20pt"/>
    </style:style>
    <style:style style:name="T7" style:family="text">
      <style:text-properties style:font-name="Arial1" fo:font-size="20pt" fo:language="es" fo:country="ES" fo:font-weight="bold" officeooo:rsid="000929d7" style:font-name-asian="Calibri3" style:font-size-asian="20pt" style:language-asian="en" style:country-asian="US" style:font-weight-asian="bold" style:font-size-complex="20pt"/>
    </style:style>
    <style:style style:name="T8" style:family="text">
      <style:text-properties fo:color="#800000" style:text-position="-2% 100%" style:font-name="Arial1" fo:font-size="20pt" fo:language="ru" fo:country="RU" fo:font-weight="bold" officeooo:rsid="000e0d8e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T9" style:family="text">
      <style:text-properties fo:color="#800000" style:text-position="-2% 100%" style:font-name="Arial1" fo:font-size="20pt" fo:language="ru" fo:country="RU" fo:font-weight="bold" officeooo:rsid="000ad312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T10" style:family="text">
      <style:text-properties fo:color="#800000" style:text-position="-2% 100%" style:font-name="Arial1" fo:font-size="20pt" fo:language="es" fo:country="ES" fo:font-weight="bold" officeooo:rsid="000ad312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T11" style:family="text">
      <style:text-properties fo:letter-spacing="normal" fo:language="es" fo:country="ES" fo:font-weight="bold" style:font-weight-asian="bold" style:text-scale="105%"/>
    </style:style>
    <style:style style:name="T12" style:family="text">
      <style:text-properties fo:letter-spacing="0.046cm" fo:font-weight="bold" style:font-weight-asian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etter-spacing="0.048cm" fo:font-weight="bold" style:font-weight-asian="bold"/>
    </style:style>
    <style:style style:name="T16" style:family="text">
      <style:text-properties fo:letter-spacing="0.042cm" fo:font-weight="bold" style:font-weight-asian="bold"/>
    </style:style>
    <style:style style:name="T17" style:family="text">
      <style:text-properties fo:font-size="7.5pt" style:font-size-asian="7.5pt" style:font-size-complex="7.5pt"/>
    </style:style>
    <style:style style:name="T18" style:family="text">
      <style:text-properties fo:font-size="7.5pt" officeooo:rsid="000dcb0f" style:font-size-asian="7.5pt" style:font-size-complex="7.5pt"/>
    </style:style>
    <style:style style:name="T19" style:family="text">
      <style:text-properties fo:font-size="7.5pt" fo:letter-spacing="0.019cm" style:font-size-asian="7.5pt" style:font-size-complex="7.5pt"/>
    </style:style>
    <style:style style:name="T20" style:family="text">
      <style:text-properties fo:font-size="7.5pt" fo:letter-spacing="0.019cm" fo:language="es" fo:country="ES" style:font-size-asian="7.5pt" style:font-size-complex="7.5pt"/>
    </style:style>
    <style:style style:name="T21" style:family="text">
      <style:text-properties fo:font-size="7.5pt" fo:letter-spacing="0.026cm" fo:language="es" fo:country="ES" style:font-size-asian="7.5pt" style:font-size-complex="7.5pt"/>
    </style:style>
    <style:style style:name="T22" style:family="text">
      <style:text-properties fo:font-size="7.5pt" fo:letter-spacing="0.026cm" style:font-size-asian="7.5pt" style:font-size-complex="7.5pt"/>
    </style:style>
    <style:style style:name="T23" style:family="text">
      <style:text-properties fo:font-size="7.5pt" fo:language="es" fo:country="ES" style:font-size-asian="7.5pt" style:font-size-complex="7.5pt"/>
    </style:style>
    <style:style style:name="T24" style:family="text">
      <style:text-properties fo:font-size="7.5pt" fo:language="es" fo:country="ES" style:font-size-asian="7.5pt" style:font-size-complex="7.5pt" style:text-scale="105%"/>
    </style:style>
    <style:style style:name="T25" style:family="text">
      <style:text-properties fo:font-size="7.5pt" fo:language="es" fo:country="ES" officeooo:rsid="00523fcc" style:font-size-asian="7.5pt" style:font-size-complex="7.5pt" style:text-scale="105%"/>
    </style:style>
    <style:style style:name="T26" style:family="text">
      <style:text-properties fo:font-size="7.5pt" fo:language="es" fo:country="ES" fo:font-weight="bold" officeooo:rsid="004d3ae0" style:font-size-asian="7.5pt" style:font-weight-asian="bold" style:font-size-complex="7.5pt" style:font-weight-complex="bold"/>
    </style:style>
    <style:style style:name="T27" style:family="text">
      <style:text-properties fo:font-size="7.5pt" fo:letter-spacing="0.023cm" style:font-size-asian="7.5pt" style:font-size-complex="7.5pt"/>
    </style:style>
    <style:style style:name="T28" style:family="text">
      <style:text-properties fo:font-size="7.5pt" fo:letter-spacing="0.016cm" style:font-size-asian="7.5pt" style:font-size-complex="7.5pt"/>
    </style:style>
    <style:style style:name="T29" style:family="text">
      <style:text-properties fo:font-size="7.5pt" fo:letter-spacing="0.018cm" style:font-size-asian="7.5pt" style:font-size-complex="7.5pt"/>
    </style:style>
    <style:style style:name="T30" style:family="text">
      <style:text-properties fo:font-size="7.5pt" fo:letter-spacing="0.025cm" style:font-size-asian="7.5pt" style:font-size-complex="7.5pt"/>
    </style:style>
    <style:style style:name="T31" style:family="text">
      <style:text-properties fo:font-size="7.5pt" fo:letter-spacing="0.025cm" fo:language="es" fo:country="ES" style:font-size-asian="7.5pt" style:font-size-complex="7.5pt"/>
    </style:style>
    <style:style style:name="T32" style:family="text">
      <style:text-properties style:text-position="13% 100%" fo:font-size="7.5pt" fo:letter-spacing="normal" fo:language="es" fo:country="ES" style:font-size-asian="7.5pt" style:font-name-complex="Calibri3" style:font-size-complex="7.5pt" style:text-scale="105%"/>
    </style:style>
    <style:style style:name="T33" style:family="text">
      <style:text-properties style:text-position="13% 100%" fo:font-size="7.5pt" fo:letter-spacing="normal" fo:language="es" fo:country="ES" fo:font-weight="bold" style:font-size-asian="7.5pt" style:font-weight-asian="bold" style:font-name-complex="Calibri3" style:font-size-complex="7.5pt" style:text-scale="105%"/>
    </style:style>
    <style:style style:name="T34" style:family="text">
      <style:text-properties style:text-position="13% 100%" fo:font-size="7.5pt" style:font-size-asian="7.5pt" style:font-size-complex="7.5pt" style:text-scale="115%"/>
    </style:style>
    <style:style style:name="T35" style:family="text">
      <style:text-properties style:text-position="13% 100%" fo:font-size="7.5pt" fo:language="es" fo:country="ES" style:font-size-asian="7.5pt" style:font-name-complex="Calibri3" style:font-size-complex="7.5pt" style:text-scale="105%"/>
    </style:style>
    <style:style style:name="T36" style:family="text">
      <style:text-properties style:text-position="13% 100%" fo:font-size="8pt" fo:letter-spacing="normal" fo:language="es" fo:country="ES" style:font-size-asian="8pt" style:font-size-complex="8pt" style:text-scale="105%"/>
    </style:style>
    <style:style style:name="T37" style:family="text">
      <style:text-properties style:text-position="13% 100%" fo:font-size="8pt" fo:letter-spacing="normal" fo:language="es" fo:country="ES" style:font-size-asian="8pt" style:font-name-complex="Calibri3" style:font-size-complex="8pt" style:text-scale="105%"/>
    </style:style>
    <style:style style:name="T38" style:family="text">
      <style:text-properties style:text-position="13% 100%" style:font-name="Calibri" fo:font-size="7.5pt" fo:letter-spacing="normal" fo:language="es" fo:country="ES" style:font-size-asian="7.5pt" style:font-name-complex="Calibri3" style:font-size-complex="7.5pt" style:text-scale="105%"/>
    </style:style>
    <style:style style:name="T39" style:family="text">
      <style:text-properties style:text-position="13% 100%" style:font-name="Calibri" fo:font-size="7.5pt" fo:letter-spacing="normal" fo:language="es" fo:country="ES" style:font-name-asian="Calibri3" style:font-size-asian="7.5pt" style:language-asian="en" style:country-asian="US" style:font-name-complex="Calibri3" style:font-size-complex="7.5pt" style:text-scale="105%"/>
    </style:style>
    <style:style style:name="T40" style:family="text">
      <style:text-properties style:text-position="13% 100%" style:font-name="Calibri" fo:font-size="7.5pt" fo:letter-spacing="normal" fo:language="es" fo:country="ES" officeooo:rsid="00180b84" style:font-name-asian="Calibri3" style:font-size-asian="7.5pt" style:language-asian="en" style:country-asian="US" style:font-name-complex="Calibri3" style:font-size-complex="7.5pt" style:text-scale="105%"/>
    </style:style>
    <style:style style:name="T41" style:family="text">
      <style:text-properties style:text-position="13% 100%" style:font-name="Calibri" fo:font-size="7.5pt" fo:language="es" fo:country="ES" style:font-size-asian="7.5pt" style:font-name-complex="Calibri3" style:font-size-complex="7.5pt" style:text-scale="105%"/>
    </style:style>
    <style:style style:name="T42" style:family="text">
      <style:text-properties style:text-position="13% 100%" style:font-name="Calibri" fo:font-size="9pt" fo:letter-spacing="normal" fo:language="es" fo:country="ES" style:font-size-asian="9pt" style:font-name-complex="Arial2" style:font-size-complex="9pt" style:text-scale="105%"/>
    </style:style>
    <style:style style:name="T43" style:family="text">
      <style:text-properties style:text-position="13% 100%" style:font-name="Calibri" fo:font-size="9pt" fo:letter-spacing="normal" fo:language="es" fo:country="ES" style:font-size-asian="9pt" style:font-name-complex="Calibri3" style:font-size-complex="9pt" style:text-scale="105%"/>
    </style:style>
    <style:style style:name="T44" style:family="text">
      <style:text-properties style:text-position="13% 100%" style:font-name="Calibri" fo:font-size="9pt" fo:letter-spacing="normal" fo:language="es" fo:country="ES" style:font-size-asian="9pt" style:font-name-complex="Myriad Pro" style:font-size-complex="9pt" style:text-scale="105%"/>
    </style:style>
    <style:style style:name="T45" style:family="text">
      <style:text-properties style:text-position="13% 100%" style:font-name="Calibri" fo:font-size="9pt" fo:letter-spacing="normal" fo:language="es" fo:country="ES" style:font-name-asian="Calibri3" style:font-size-asian="9pt" style:language-asian="en" style:country-asian="US" style:font-name-complex="Arial2" style:font-size-complex="9pt" style:text-scale="105%"/>
    </style:style>
    <style:style style:name="T46" style:family="text">
      <style:text-properties style:text-position="13% 100%" style:font-name="Calibri" fo:font-size="9pt" fo:letter-spacing="normal" fo:language="es" fo:country="ES" style:font-name-asian="Calibri3" style:font-size-asian="9pt" style:language-asian="en" style:country-asian="US" style:font-name-complex="Myriad Pro" style:font-size-complex="9pt" style:text-scale="105%"/>
    </style:style>
    <style:style style:name="T47" style:family="text">
      <style:text-properties style:text-position="13% 100%" style:font-name="Calibri" fo:font-size="9pt" fo:letter-spacing="normal" fo:language="es" fo:country="ES" style:font-name-asian="Calibri3" style:font-size-asian="9pt" style:language-asian="en" style:country-asian="US" style:font-name-complex="Calibri3" style:font-size-complex="9pt" style:text-scale="105%"/>
    </style:style>
    <style:style style:name="T48" style:family="text">
      <style:text-properties style:text-position="13% 100%" style:font-name="Calibri" fo:font-size="9pt" fo:language="es" fo:country="ES" style:font-size-asian="9pt" style:font-name-complex="Arial2" style:font-size-complex="9pt" style:text-scale="105%"/>
    </style:style>
    <style:style style:name="T49" style:family="text">
      <style:text-properties style:text-position="13% 100%" fo:font-size="9pt" fo:letter-spacing="normal" fo:language="es" fo:country="ES" officeooo:rsid="00180b84" style:font-name-asian="Calibri3" style:font-size-asian="9pt" style:language-asian="en" style:country-asian="US" style:font-name-complex="Myriad Pro" style:font-size-complex="9pt" style:text-scale="105%"/>
    </style:style>
    <style:style style:name="T50" style:family="text">
      <style:text-properties style:text-position="13% 100%" style:font-name="Calibri1" fo:font-size="9pt" fo:letter-spacing="normal" fo:language="es" fo:country="ES" style:font-size-asian="9pt" style:font-name-complex="Arial2" style:font-size-complex="9pt" style:text-scale="105%"/>
    </style:style>
    <style:style style:name="T51" style:family="text">
      <style:text-properties style:text-position="13% 100%" style:font-name="Calibri1" fo:font-size="9pt" fo:letter-spacing="normal" fo:language="es" fo:country="ES" officeooo:rsid="001557ab" style:font-size-asian="9pt" style:font-name-complex="Arial2" style:font-size-complex="9pt" style:text-scale="105%"/>
    </style:style>
    <style:style style:name="T52" style:family="text">
      <style:text-properties style:text-position="13% 100%" style:font-name="Calibri1" fo:font-size="9pt" fo:letter-spacing="normal" fo:language="es" fo:country="ES" style:font-size-asian="9pt" style:font-name-complex="Calibri3" style:font-size-complex="9pt" style:text-scale="105%"/>
    </style:style>
    <style:style style:name="T53" style:family="text">
      <style:text-properties style:text-position="13% 100%" style:font-name="Calibri1" fo:font-size="9pt" fo:letter-spacing="normal" fo:language="es" fo:country="ES" style:font-size-asian="9pt" style:font-name-complex="Myriad Pro" style:font-size-complex="9pt" style:text-scale="105%"/>
    </style:style>
    <style:style style:name="T54" style:family="text">
      <style:text-properties style:text-position="13% 100%" style:font-name="Calibri1" fo:font-size="9pt" fo:letter-spacing="normal" fo:language="es" fo:country="ES" style:font-name-asian="Calibri3" style:font-size-asian="9pt" style:language-asian="en" style:country-asian="US" style:font-name-complex="Arial2" style:font-size-complex="9pt" style:text-scale="105%"/>
    </style:style>
    <style:style style:name="T55" style:family="text">
      <style:text-properties style:text-position="13% 100%" style:font-name="Calibri1" fo:font-size="9pt" fo:letter-spacing="normal" fo:language="es" fo:country="ES" style:font-name-asian="Calibri3" style:font-size-asian="9pt" style:language-asian="en" style:country-asian="US" style:font-name-complex="Myriad Pro" style:font-size-complex="9pt" style:text-scale="105%"/>
    </style:style>
    <style:style style:name="T56" style:family="text">
      <style:text-properties style:text-position="13% 100%" style:font-name="Calibri1" fo:font-size="9pt" fo:language="es" fo:country="ES" style:font-size-asian="9pt" style:font-name-complex="Arial2" style:font-size-complex="9pt" style:text-scale="105%"/>
    </style:style>
    <style:style style:name="T57" style:family="text">
      <style:text-properties style:text-position="13% 100%" style:font-name="Calibri2" fo:font-size="9pt" fo:letter-spacing="normal" fo:language="es" fo:country="ES" officeooo:rsid="001d812e" style:font-name-asian="Calibri3" style:font-size-asian="9pt" style:language-asian="en" style:country-asian="US" style:font-name-complex="Calibri3" style:font-size-complex="9pt" style:text-scale="105%"/>
    </style:style>
    <style:style style:name="T58" style:family="text">
      <style:text-properties style:text-position="13% 100%" style:font-name="Calibri2" fo:font-size="9pt" fo:letter-spacing="normal" fo:language="es" fo:country="ES" officeooo:rsid="00180b84" style:font-name-asian="Calibri3" style:font-size-asian="9pt" style:language-asian="en" style:country-asian="US" style:font-name-complex="Myriad Pro" style:font-size-complex="9pt" style:text-scale="105%"/>
    </style:style>
    <style:style style:name="T59" style:family="text">
      <style:text-properties fo:letter-spacing="0.028cm" fo:language="es" fo:country="ES" fo:font-weight="bold" style:font-weight-asian="bold"/>
    </style:style>
    <style:style style:name="T60" style:family="text">
      <style:text-properties fo:language="es" fo:country="ES"/>
    </style:style>
    <style:style style:name="T61" style:family="text">
      <style:text-properties fo:language="es" fo:country="ES" fo:font-weight="bold" style:font-weight-asian="bold"/>
    </style:style>
    <style:style style:name="T62" style:family="text">
      <style:text-properties fo:language="es" fo:country="ES" fo:font-weight="bold" officeooo:rsid="00070cad" style:font-weight-asian="bold"/>
    </style:style>
    <style:style style:name="T63" style:family="text">
      <style:text-properties fo:letter-spacing="0.026cm" fo:language="es" fo:country="ES" fo:font-weight="bold" style:font-weight-asian="bold"/>
    </style:style>
    <style:style style:name="T64" style:family="text">
      <style:text-properties fo:letter-spacing="0.026cm" fo:language="es" fo:country="ES" fo:font-weight="bold" officeooo:rsid="00070cad" style:font-weight-asian="bold"/>
    </style:style>
    <style:style style:name="T65" style:family="text">
      <style:text-properties fo:font-size="16pt" fo:letter-spacing="normal" fo:language="es" fo:country="ES" fo:font-weight="bold" style:font-size-asian="16pt" style:font-weight-asian="bold" style:font-size-complex="16pt"/>
    </style:style>
    <style:style style:name="T66" style:family="text">
      <style:text-properties fo:font-size="9pt" fo:letter-spacing="normal" fo:language="es" fo:country="ES" fo:font-weight="bold" style:font-size-asian="9pt" style:font-weight-asian="bold" style:font-size-complex="9pt" style:text-scale="105%"/>
    </style:style>
    <style:style style:name="T67" style:family="text">
      <style:text-properties fo:font-size="9pt" fo:letter-spacing="normal" style:font-name-asian="Calibri3" style:font-size-asian="9pt" style:language-asian="en" style:country-asian="US" style:font-size-complex="9pt" style:text-scale="105%"/>
    </style:style>
    <style:style style:name="T68" style:family="text">
      <style:text-properties fo:font-size="9pt" fo:language="es" fo:country="ES" style:font-size-asian="9pt" style:font-name-complex="Myriad Pro" style:font-size-complex="9pt"/>
    </style:style>
    <style:style style:name="T69" style:family="text">
      <style:text-properties fo:font-size="9pt" fo:language="es" fo:country="ES" officeooo:rsid="0019c2a8" style:font-size-asian="9pt" style:font-name-complex="Myriad Pro" style:font-size-complex="9pt"/>
    </style:style>
    <style:style style:name="T70" style:family="text">
      <style:text-properties style:font-name="Calibri" fo:font-size="9pt" style:font-size-asian="9pt" style:font-name-complex="Arial2" style:font-size-complex="9pt"/>
    </style:style>
    <style:style style:name="T71" style:family="text">
      <style:text-properties style:font-name="Calibri2" fo:font-size="6pt" fo:font-style="italic" style:font-size-asian="6pt" style:font-style-asian="italic" style:font-size-complex="6pt"/>
    </style:style>
    <style:style style:name="T72" style:family="text">
      <style:text-properties style:font-name="Calibri2" fo:font-size="6pt" fo:font-style="italic" officeooo:rsid="0048003a" style:font-size-asian="6pt" style:font-style-asian="italic" style:font-size-complex="6pt"/>
    </style:style>
    <style:style style:name="T73" style:family="text">
      <style:text-properties style:font-name="Calibri2" fo:font-size="6pt" fo:font-style="italic" officeooo:rsid="0049d269" style:font-size-asian="6pt" style:font-style-asian="italic" style:font-size-complex="6pt"/>
    </style:style>
    <style:style style:name="T74" style:family="text">
      <style:text-properties officeooo:rsid="004c01a3"/>
    </style:style>
    <style:style style:name="T75" style:family="text">
      <style:text-properties style:font-name="Calibri1" fo:font-size="9pt" fo:language="es" fo:country="ES" style:font-size-asian="9pt" style:font-name-complex="Myriad Pro" style:font-size-complex="9pt"/>
    </style:style>
    <style:style style:name="T76" style:family="text">
      <style:text-properties style:font-name="Calibri1" fo:font-size="9pt" fo:language="es" fo:country="ES" officeooo:rsid="001622e2" style:font-size-asian="9pt" style:font-name-complex="Myriad Pro" style:font-size-complex="9pt"/>
    </style:style>
    <style:style style:name="T77" style:family="text">
      <style:text-properties style:font-name="Calibri1" fo:font-size="9pt" fo:language="es" fo:country="ES" officeooo:rsid="001723f5" style:font-size-asian="9pt" style:font-name-complex="Myriad Pro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rep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d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d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d_gdje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d_rhrsc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d_opi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d_piac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d_cac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d_ing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d_fol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d_pe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d_oee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d_gai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d_fr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d_ingtec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d_proyecto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d_fct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pac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batx" form:control-implementation="ooo:com.sun.star.form.component.CheckBox" xml:id="control19" form:id="control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25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gm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dni_pad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pad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mad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mad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pad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pad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mad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mad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pad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mad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pad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pad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pad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mad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mad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mad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pad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mad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ia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s_alu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alu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lu_dni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lu_hombre" form:control-implementation="ooo:com.sun.star.form.component.CheckBox" xml:id="control44" form:id="control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u_mujer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echanac_alu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nicipio_nac_alu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nac_alu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is_nac_alu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_A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onvive_padre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madre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ambos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entro_procedencia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alu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alu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alu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alu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2" form:control-implementation="ooo:com.sun.star.form.component.CheckBox" xml:id="control59" form:id="control59" form:label="Casilla de verificació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onvive_otros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office:value-type="string">
            <text:p text:style-name="P26">A</text:p>
          </table:table-cell>
          <table:table-cell table:style-name="Tabla1.B1" table:number-columns-spanned="8" office:value-type="string">
            <text:p text:style-name="P30"><text:span text:style-name="T13">DATOS</text:span><text:span text:style-name="T12"> </text:span><text:span text:style-name="T13">PERSONALES</text:span><text:span text:style-name="T15"> </text:span><text:span text:style-name="T13">DEL</text:span><text:span text:style-name="T16"> </text:span><text:span text:style-name="T13">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1" table:number-columns-spanned="4" office:value-type="string">
            <text:p text:style-name="P27"><text:span text:style-name="T14">NIA</text:span> <draw:control text:anchor-type="as-char" draw:z-index="41" draw:style-name="gr5" draw:text-style-name="P57" svg:width="3.703cm" svg:height="0.551cm" draw:control="control40"/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3" office:value-type="string">
            <text:p text:style-name="P30"><text:span text:style-name="T17">APELLIDOS</text:span><text:span text:style-name="T17"><draw:control text:anchor-type="as-char" draw:z-index="42" draw:name="apellidos" draw:style-name="gr3" draw:text-style-name="P53" svg:width="6.603cm" svg:height="0.521cm" draw:control="control41"/></text:span></text:p>
          </table:table-cell>
          <table:covered-table-cell/>
          <table:covered-table-cell/>
          <table:table-cell table:style-name="Tabla1.D2" table:number-columns-spanned="4" office:value-type="string">
            <text:p text:style-name="P33"><text:span text:style-name="T17">NOMBRE</text:span><text:span text:style-name="T17"><draw:control text:anchor-type="as-char" draw:z-index="43" draw:name="nombre" draw:style-name="gr3" draw:text-style-name="P53" svg:width="3.747cm" svg:height="0.521cm" draw:control="control42"/></text:span></text:p>
          </table:table-cell>
          <table:covered-table-cell/>
          <table:covered-table-cell/>
          <table:covered-table-cell/>
          <table:table-cell table:style-name="Tabla1.H2" table:number-columns-spanned="3" office:value-type="string">
            <text:p text:style-name="P30"><text:span text:style-name="T17">DNI/NIE</text:span><text:span text:style-name="T17"><draw:control text:anchor-type="as-char" draw:z-index="44" draw:name="dni" draw:style-name="gr3" draw:text-style-name="P53" svg:width="3.07cm" svg:height="0.521cm" draw:control="control43"/></text:span></text:p>
          </table:table-cell>
          <table:covered-table-cell/>
          <table:covered-table-cell/>
          <table:table-cell table:style-name="Tabla1.K2" table:number-columns-spanned="3" office:value-type="string">
            <text:p text:style-name="P40"><draw:control text:anchor-type="paragraph" draw:z-index="60" draw:style-name="gr2" draw:text-style-name="P54" svg:width="0.075cm" svg:height="0.003cm" svg:x="3.066cm" svg:y="-1.785cm" draw:control="control59"/><text:span text:style-name="T36"><draw:control text:anchor-type="as-char" draw:z-index="45" draw:name="hombre" draw:style-name="gr4" draw:text-style-name="P55" svg:width="0.5cm" svg:height="0.5cm" draw:control="control44"/></text:span><text:span text:style-name="T36"><text:s/></text:span><text:span text:style-name="T34">HOMBRE <text:s text:c="2"/></text:span><text:span text:style-name="T35"><text:s/></text:span><text:span text:style-name="T37"><draw:control text:anchor-type="as-char" draw:z-index="46" draw:name="mujer" draw:style-name="gr4" draw:text-style-name="P55" svg:width="0.5cm" svg:height="0.5cm" draw:control="control45"/></text:span><text:span text:style-name="T37"><text:s/></text:span><text:span text:style-name="T34">MUJER</text:span>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30"><text:span text:style-name="T17">FECHA</text:span><text:span text:style-name="T19"> </text:span><text:span text:style-name="T17">DE</text:span><text:span text:style-name="T19"> </text:span><text:span text:style-name="T17">NACIMIENTO</text:span><text:span text:style-name="T17"><draw:control text:anchor-type="as-char" draw:z-index="47" draw:style-name="gr3" draw:text-style-name="P53" svg:width="2.761cm" svg:height="0.521cm" draw:control="control46"/></text:span></text:p>
          </table:table-cell>
          <table:covered-table-cell/>
          <table:table-cell table:style-name="Tabla1.C3" table:number-columns-spanned="2" office:value-type="string">
            <text:p text:style-name="P30"><text:span text:style-name="T17">MUNICIPIO</text:span><text:span text:style-name="T22"> </text:span><text:span text:style-name="T17">DE</text:span><text:span text:style-name="T27"> </text:span><text:span text:style-name="T17">NACIMIENTO </text:span><text:span text:style-name="T17"><draw:control text:anchor-type="as-char" draw:z-index="48" draw:style-name="gr3" draw:text-style-name="P53" svg:width="4.252cm" svg:height="0.521cm" draw:control="control47"/></text:span></text:p>
          </table:table-cell>
          <table:covered-table-cell/>
          <table:table-cell table:style-name="Tabla1.E3" table:number-columns-spanned="4" office:value-type="string">
            <text:p text:style-name="P33"><text:span text:style-name="T17">PROVINCIA</text:span><text:span text:style-name="T27"> </text:span><text:span text:style-name="T17">DE</text:span><text:span text:style-name="T27"> </text:span><text:span text:style-name="T17">NACIMIENTO</text:span><text:span text:style-name="T17"><draw:control text:anchor-type="as-char" draw:z-index="49" draw:style-name="gr3" draw:text-style-name="P53" svg:width="3.372cm" svg:height="0.521cm" draw:control="control48"/></text:span></text:p>
          </table:table-cell>
          <table:covered-table-cell/>
          <table:covered-table-cell/>
          <table:covered-table-cell/>
          <table:table-cell table:style-name="Tabla1.I3" table:number-columns-spanned="4" office:value-type="string">
            <text:p text:style-name="P30"><text:span text:style-name="T17">PAIS</text:span><text:span text:style-name="T28"> </text:span><text:span text:style-name="T17">DE</text:span><text:span text:style-name="T29"> </text:span><text:span text:style-name="T17">NACIMIENTO</text:span><text:span text:style-name="T17"><draw:control text:anchor-type="as-char" draw:z-index="50" draw:style-name="gr3" draw:text-style-name="P53" svg:width="3.121cm" svg:height="0.521cm" draw:control="control49"/></text:span></text:p>
          </table:table-cell>
          <table:covered-table-cell/>
          <table:covered-table-cell/>
          <table:covered-table-cell/>
          <table:table-cell table:style-name="Tabla1.M3" office:value-type="string">
            <text:p text:style-name="P30"><text:span text:style-name="T18">TELÉFONO DEL ALUMNO</text:span><text:span text:style-name="T17"><draw:control text:anchor-type="as-char" draw:z-index="51" draw:style-name="gr3" draw:text-style-name="P56" svg:width="2.892cm" svg:height="0.521cm" draw:control="control50"/></text:span></text:p>
          </table:table-cell>
        </table:table-row>
        <table:table-row table:style-name="Tabla1.4">
          <table:table-cell table:style-name="Tabla1.A4" table:number-columns-spanned="5" office:value-type="string">
            <text:p text:style-name="P31"><draw:control text:anchor-type="paragraph" draw:z-index="61" draw:style-name="gr1" draw:text-style-name="P53" svg:width="3.119cm" svg:height="0.521cm" svg:x="5.643cm" svg:y="0.321cm" draw:control="control60"/>CONVIVE</text:p>
            <text:p text:style-name="P52"><draw:control text:anchor-type="as-char" draw:z-index="52" draw:style-name="gr4" draw:text-style-name="P55" svg:width="0.5cm" svg:height="0.5cm" draw:control="control51"/><text:span text:style-name="T24">PADRE <text:s text:c="4"/></text:span><text:span text:style-name="T37"><draw:control text:anchor-type="as-char" draw:z-index="53" draw:style-name="gr4" draw:text-style-name="P55" svg:width="0.5cm" svg:height="0.5cm" draw:control="control52"/></text:span><text:span text:style-name="T24">MADRE <text:s text:c="3"/></text:span><text:span text:style-name="T37"><draw:control text:anchor-type="as-char" draw:z-index="54" draw:style-name="gr4" draw:text-style-name="P55" svg:width="0.5cm" svg:height="0.5cm" draw:control="control53"/></text:span><text:span text:style-name="T37"><text:s/></text:span><text:span text:style-name="T24">AMBOS <text:s text:c="2"/></text:span><text:span text:style-name="T25"><text:s/>OTROS </text:span></text:p>
          </table:table-cell>
          <table:covered-table-cell/>
          <table:covered-table-cell/>
          <table:covered-table-cell/>
          <table:covered-table-cell/>
          <table:table-cell table:style-name="Tabla1.F4" table:number-columns-spanned="8" office:value-type="string">
            <text:p text:style-name="P33"><text:span text:style-name="T17">CENTRO DE PROCEDENCIA</text:span><text:span text:style-name="T17"><draw:control text:anchor-type="as-char" draw:z-index="55" draw:style-name="gr3" draw:text-style-name="P53" svg:width="9.423cm" svg:height="0.521cm" draw:control="control5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table:number-columns-spanned="5" office:value-type="string">
            <text:p text:style-name="P30"><text:span text:style-name="T23">DOMICILIO</text:span><text:span text:style-name="T31"> </text:span><text:span text:style-name="T23">(CALLE/PLAZA</text:span><text:span text:style-name="T21"> </text:span><text:span text:style-name="T23">Y</text:span><text:span text:style-name="T20"> </text:span><text:span text:style-name="T23">NÚMERO)</text:span><draw:control text:anchor-type="as-char" draw:z-index="56" draw:style-name="gr3" draw:text-style-name="P53" svg:width="8.774cm" svg:height="0.521cm" draw:control="control55"/></text:p>
          </table:table-cell>
          <table:covered-table-cell/>
          <table:covered-table-cell/>
          <table:covered-table-cell/>
          <table:covered-table-cell/>
          <table:table-cell table:style-name="Tabla1.F5" office:value-type="string">
            <text:p text:style-name="P33"><text:span text:style-name="T17">C.</text:span><text:span text:style-name="T29"> </text:span><text:span text:style-name="T17">POSTAL</text:span></text:p>
            <text:p text:style-name="P32"><draw:control text:anchor-type="as-char" draw:z-index="57" draw:style-name="gr3" draw:text-style-name="P53" svg:width="1.246cm" svg:height="0.521cm" draw:control="control56"/></text:p>
          </table:table-cell>
          <table:table-cell table:style-name="Tabla1.G5" table:number-columns-spanned="5" office:value-type="string">
            <text:p text:style-name="P30"><text:span text:style-name="T17">LOCALIDAD</text:span><draw:control text:anchor-type="as-char" draw:z-index="58" draw:style-name="gr3" draw:text-style-name="P53" svg:width="3.493cm" svg:height="0.521cm" draw:control="control57"/></text:p>
          </table:table-cell>
          <table:covered-table-cell/>
          <table:covered-table-cell/>
          <table:covered-table-cell/>
          <table:covered-table-cell/>
          <table:table-cell table:style-name="Tabla1.L5" table:number-columns-spanned="2" office:value-type="string">
            <text:p text:style-name="P30"><text:span text:style-name="T17">PROVINCIA</text:span><draw:control text:anchor-type="as-char" draw:z-index="59" draw:style-name="gr3" draw:text-style-name="P53" svg:width="3.499cm" svg:height="0.521cm" draw:control="control58"/></text:p>
          </table:table-cell>
          <table:covered-table-cell/>
        </table:table-row>
      </table:table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row table:style-name="Tabla3.1">
          <table:table-cell table:style-name="Tabla3.A1" office:value-type="string">
            <text:p text:style-name="P24">B</text:p>
          </table:table-cell>
          <table:table-cell table:style-name="Tabla3.B1" table:number-columns-spanned="5" office:value-type="string">
            <text:p text:style-name="P30"><text:span text:style-name="T61">DATOS</text:span><text:span text:style-name="T59"> </text:span><text:span text:style-name="T61">DEL</text:span><text:span text:style-name="T63"> </text:span><text:span text:style-name="T61">PADRE</text:span><text:span text:style-name="T59"> </text:span><text:span text:style-name="T61">O</text:span><text:span text:style-name="T59"> </text:span><text:span text:style-name="T61">TUTOR</text:span><text:span text:style-name="T59"> </text:span><text:span text:style-name="T61">LEGAL </text:span></text:p>
          </table:table-cell>
          <table:covered-table-cell/>
          <table:covered-table-cell/>
          <table:covered-table-cell/>
          <table:covered-table-cell/>
          <table:table-cell table:style-name="Tabla3.G1" table:number-rows-spanned="6" office:value-type="string">
            <text:p text:style-name="P30"/>
          </table:table-cell>
          <table:table-cell table:style-name="Tabla3.H1" office:value-type="string">
            <text:p text:style-name="P24">C</text:p>
          </table:table-cell>
          <table:table-cell table:style-name="Tabla3.I1" table:number-columns-spanned="5" office:value-type="string">
            <text:p text:style-name="P30"><text:span text:style-name="T61">DATOS</text:span><text:span text:style-name="T59"> </text:span><text:span text:style-name="T61">DE L</text:span><text:span text:style-name="T62">A</text:span><text:span text:style-name="T63"> </text:span><text:span text:style-name="T64">MADRE</text:span><text:span text:style-name="T59"> </text:span><text:span text:style-name="T61">O</text:span><text:span text:style-name="T59"> </text:span><text:span text:style-name="T61">TUTOR</text:span><text:span text:style-name="T62">A</text:span><text:span text:style-name="T59"> </text:span><text:span text:style-name="T61">LEG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6" office:value-type="string">
            <text:p text:style-name="P28"><draw:control text:anchor-type="paragraph" draw:z-index="39" draw:style-name="gr1" draw:text-style-name="P53" svg:width="8.826cm" svg:height="0.521cm" svg:x="0.072cm" svg:y="0.296cm" draw:control="control38"/>APELLIDOS, <text:span text:style-name="T74">NOMBRE</text:span>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table:number-columns-spanned="6" office:value-type="string">
            <text:p text:style-name="P28"><draw:control text:anchor-type="paragraph" draw:z-index="40" draw:style-name="gr1" draw:text-style-name="P53" svg:width="8.826cm" svg:height="0.521cm" svg:x="0.072cm" svg:y="0.289cm" draw:control="control39"/>APELLIDOS, <text:span text:style-name="T74">NOMBRE</text:span>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3" office:value-type="string">
            <text:p text:style-name="P30"><text:span text:style-name="T17">DNI/NIE</text:span><text:span text:style-name="T17"><draw:control text:anchor-type="as-char" draw:z-index="23" draw:style-name="gr3" draw:text-style-name="P53" svg:width="2.625cm" svg:height="0.521cm" draw:control="control22"/></text:span></text:p>
          </table:table-cell>
          <table:covered-table-cell/>
          <table:covered-table-cell/>
          <table:table-cell table:style-name="Tabla3.D3" table:number-columns-spanned="3" office:value-type="string">
            <text:p text:style-name="P30"><text:span text:style-name="T17">E-MAIL</text:span><text:span text:style-name="T17"><draw:control text:anchor-type="as-char" draw:z-index="24" draw:style-name="gr3" draw:text-style-name="P53" svg:width="5.58cm" svg:height="0.521cm" draw:control="control23"/></text:span></text:p>
          </table:table-cell>
          <table:covered-table-cell/>
          <table:covered-table-cell/>
          <table:covered-table-cell/>
          <table:table-cell table:style-name="Tabla3.H3" table:number-columns-spanned="3" office:value-type="string">
            <text:p text:style-name="P28">DNI/NIE</text:p>
            <text:p text:style-name="P28"><draw:control text:anchor-type="as-char" draw:z-index="25" draw:style-name="gr3" draw:text-style-name="P53" svg:width="2.234cm" svg:height="0.521cm" draw:control="control24"/></text:p>
          </table:table-cell>
          <table:covered-table-cell/>
          <table:covered-table-cell/>
          <table:table-cell table:style-name="Tabla3.K3" table:number-columns-spanned="3" office:value-type="string">
            <text:p text:style-name="P28">E-MAIL</text:p>
            <text:p text:style-name="P28"><draw:control text:anchor-type="as-char" draw:z-index="26" draw:style-name="gr3" draw:text-style-name="P53" svg:width="6.01cm" svg:height="0.521cm" draw:control="control25"/></text:p>
          </table:table-cell>
          <table:covered-table-cell/>
          <table:covered-table-cell/>
        </table:table-row>
        <table:table-row table:style-name="Tabla3.3">
          <table:table-cell table:style-name="Tabla3.A4" table:number-columns-spanned="4" office:value-type="string">
            <text:p text:style-name="P33"><text:span text:style-name="T17">TELÉFONO</text:span><text:span text:style-name="T30"> </text:span><text:span text:style-name="T17">1</text:span><text:span text:style-name="T17"><draw:control text:anchor-type="as-char" draw:z-index="27" draw:style-name="gr3" draw:text-style-name="P53" svg:width="3.77cm" svg:height="0.521cm" draw:control="control26"/></text:span></text:p>
          </table:table-cell>
          <table:covered-table-cell/>
          <table:covered-table-cell/>
          <table:covered-table-cell/>
          <table:table-cell table:style-name="Tabla3.E4" table:number-columns-spanned="2" office:value-type="string">
            <text:p text:style-name="P30"><text:span text:style-name="T17">TELÉFONO</text:span><text:span text:style-name="T30"> </text:span><text:span text:style-name="T17">2</text:span><text:span text:style-name="T17"><draw:control text:anchor-type="as-char" draw:z-index="28" draw:style-name="gr3" draw:text-style-name="P53" svg:width="3.957cm" svg:height="0.521cm" draw:control="control27"/></text:span></text:p>
          </table:table-cell>
          <table:covered-table-cell/>
          <table:covered-table-cell/>
          <table:table-cell table:style-name="Tabla3.H4" table:number-columns-spanned="4" office:value-type="string">
            <text:p text:style-name="P33"><text:span text:style-name="T17">TELÉFONO</text:span><text:span text:style-name="T30"> </text:span><text:span text:style-name="T17">1</text:span><text:span text:style-name="T17"><draw:control text:anchor-type="as-char" draw:z-index="29" draw:style-name="gr3" draw:text-style-name="P53" svg:width="3.77cm" svg:height="0.521cm" draw:control="control28"/></text:span></text:p>
          </table:table-cell>
          <table:covered-table-cell/>
          <table:covered-table-cell/>
          <table:covered-table-cell/>
          <table:table-cell table:style-name="Tabla3.L4" table:number-columns-spanned="2" office:value-type="string">
            <text:p text:style-name="P30"><text:span text:style-name="T17">TELÉFONO</text:span><text:span text:style-name="T30"> </text:span><text:span text:style-name="T17">2</text:span><text:span text:style-name="T17"><draw:control text:anchor-type="as-char" draw:z-index="30" draw:style-name="gr3" draw:text-style-name="P53" svg:width="4.128cm" svg:height="0.521cm" draw:control="control29"/></text:span></text:p>
          </table:table-cell>
          <table:covered-table-cell/>
        </table:table-row>
        <table:table-row table:style-name="Tabla3.3">
          <table:table-cell table:style-name="Tabla3.A5" table:number-columns-spanned="6" office:value-type="string">
            <text:p text:style-name="P30"><text:span text:style-name="T23">DOMICILIO</text:span><text:span text:style-name="T31"> </text:span><text:span text:style-name="T23">(CALLE/PLAZA</text:span><text:span text:style-name="T21"> </text:span><text:span text:style-name="T23">Y</text:span><text:span text:style-name="T20"> </text:span><text:span text:style-name="T23">NÚMERO) </text:span><text:span text:style-name="T26">(Sólo si no coincide con el del alumno)</text:span><text:span text:style-name="T23"><draw:control text:anchor-type="as-char" draw:z-index="31" draw:style-name="gr3" draw:text-style-name="P53" svg:width="8.774cm" svg:height="0.521cm" draw:control="control30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5" table:number-columns-spanned="6" office:value-type="string">
            <text:p text:style-name="P30"><text:span text:style-name="T23">DOMICILIO</text:span><text:span text:style-name="T31"> </text:span><text:span text:style-name="T23">(CALLE/PLAZA</text:span><text:span text:style-name="T21"> </text:span><text:span text:style-name="T23">Y</text:span><text:span text:style-name="T20"> </text:span><text:span text:style-name="T23">NÚMERO) </text:span><text:span text:style-name="T26">(Sólo si no coincide con el del alumno)</text:span><text:span text:style-name="T23"><draw:control text:anchor-type="as-char" draw:z-index="32" draw:style-name="gr3" draw:text-style-name="P53" svg:width="9.016cm" svg:height="0.521cm" draw:control="control31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6" table:number-columns-spanned="2" office:value-type="string">
            <text:p text:style-name="P33"><text:span text:style-name="T17">C.</text:span><text:span text:style-name="T29"> </text:span><text:span text:style-name="T17">POSTAL</text:span></text:p>
            <text:p text:style-name="P32"><draw:control text:anchor-type="as-char" draw:z-index="33" draw:style-name="gr3" draw:text-style-name="P53" svg:width="1.246cm" svg:height="0.521cm" draw:control="control32"/></text:p>
          </table:table-cell>
          <table:covered-table-cell/>
          <table:table-cell table:style-name="Tabla3.C6" table:number-columns-spanned="3" office:value-type="string">
            <text:p text:style-name="P30"><text:span text:style-name="T17">LOCALIDAD</text:span><text:span text:style-name="T17"><draw:control text:anchor-type="as-char" draw:z-index="34" draw:style-name="gr3" draw:text-style-name="P53" svg:width="3.493cm" svg:height="0.521cm" draw:control="control33"/></text:span></text:p>
          </table:table-cell>
          <table:covered-table-cell/>
          <table:covered-table-cell/>
          <table:table-cell table:style-name="Tabla3.F6" office:value-type="string">
            <text:p text:style-name="P30"><text:span text:style-name="T17">PROVINCIA</text:span><text:span text:style-name="T17"><draw:control text:anchor-type="as-char" draw:z-index="35" draw:style-name="gr3" draw:text-style-name="P53" svg:width="2.881cm" svg:height="0.521cm" draw:control="control34"/></text:span></text:p>
          </table:table-cell>
          <table:covered-table-cell/>
          <table:table-cell table:style-name="Tabla3.H6" table:number-columns-spanned="2" office:value-type="string">
            <text:p text:style-name="P33"><text:span text:style-name="T17">C.</text:span><text:span text:style-name="T29"> </text:span><text:span text:style-name="T17">POSTAL</text:span></text:p>
            <text:p text:style-name="P32"><draw:control text:anchor-type="as-char" draw:z-index="36" draw:style-name="gr3" draw:text-style-name="P53" svg:width="1.246cm" svg:height="0.521cm" draw:control="control35"/></text:p>
          </table:table-cell>
          <table:covered-table-cell/>
          <table:table-cell table:style-name="Tabla3.J6" table:number-columns-spanned="3" office:value-type="string">
            <text:p text:style-name="P30"><text:span text:style-name="T17">LOCALIDAD</text:span><text:span text:style-name="T17"><draw:control text:anchor-type="as-char" draw:z-index="37" draw:style-name="gr3" draw:text-style-name="P53" svg:width="3.885cm" svg:height="0.521cm" draw:control="control36"/></text:span></text:p>
          </table:table-cell>
          <table:covered-table-cell/>
          <table:covered-table-cell/>
          <table:table-cell table:style-name="Tabla3.M6" office:value-type="string">
            <text:p text:style-name="P30"><text:span text:style-name="T17">PROVINCIA</text:span><text:span text:style-name="T17"><draw:control text:anchor-type="as-char" draw:z-index="38" draw:style-name="gr3" draw:text-style-name="P53" svg:width="3.003cm" svg:height="0.521cm" draw:control="control37"/></text:span></text:p>
          </table:table-cell>
        </table:table-row>
      </table:table>
      <text:p text:style-name="P19"/>
      <text:p text:style-name="P17"/>
      <text:p text:style-name="P1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5">D</text:p>
          </table:table-cell>
          <table:table-cell table:style-name="Tabla6.B1" table:number-columns-spanned="3" office:value-type="string">
            <text:p text:style-name="P37">DATOS ACADÉMICOS</text:p>
          </table:table-cell>
          <table:covered-table-cell/>
          <table:covered-table-cell/>
          <table:table-cell table:style-name="Tabla6.E1" office:value-type="string">
            <text:p text:style-name="P36"><text:span text:style-name="T14">REPETIDOR</text:span> <text:s text:c="2"/><text:span text:style-name="T38"><draw:control text:anchor-type="as-char" draw:z-index="1" draw:style-name="gr4" draw:text-style-name="P55" svg:width="0.5cm" svg:height="0.5cm" draw:control="control1"/></text:span><text:span text:style-name="T38"><text:s/></text:span></text:p>
          </table:table-cell>
        </table:table-row>
        <table:table-row table:style-name="Tabla6.2">
          <table:table-cell table:style-name="Tabla6.A2" table:number-columns-spanned="2" office:value-type="string">
            <text:p text:style-name="P29"><text:bookmark-start text:name="OLE_LINK5412"/><text:bookmark-start text:name="OLE_LINK5312"/><text:bookmark-start text:name="OLE_LINK5512"/><text:span text:style-name="T33"><draw:control text:anchor-type="as-char" draw:z-index="2" draw:style-name="gr4" draw:text-style-name="P55" svg:width="0.5cm" svg:height="0.5cm" draw:control="control2"/></text:span><text:span text:style-name="T33"><text:s/></text:span><text:bookmark-end text:name="OLE_LINK5412"/><text:bookmark-end text:name="OLE_LINK5312"/><text:bookmark-end text:name="OLE_LINK5512"/><text:span text:style-name="T65">1º MÓDULOS FORMATIVOS</text:span></text:p>
            <table:table table:name="Tabla19" table:style-name="Tabla19">
              <table:table-column table:style-name="Tabla19.A"/>
              <table:table-column table:style-name="Tabla19.B"/>
              <table:table-column table:style-name="Tabla19.C"/>
              <table:table-row table:style-name="Tabla19.1">
                <table:table-cell table:style-name="Tabla19.A1" office:value-type="string">
                  <text:p text:style-name="P43"><text:span text:style-name="T32"><text:s/></text:span><text:span text:style-name="T50">Comunicación empresarial y atención al cliente</text:span><text:span text:style-name="T42"> </text:span></text:p>
                  <text:p text:style-name="P41"><text:span text:style-name="T38"><text:s/></text:span><text:span text:style-name="T50">Operaciones administrativas de compra-venta</text:span><text:span text:style-name="T42"> </text:span></text:p>
                  <text:p text:style-name="P41"><text:span text:style-name="T38"><text:s/></text:span><text:span text:style-name="T52">Empresa y Administración</text:span><text:span text:style-name="T43"> </text:span></text:p>
                  <text:p text:style-name="P41"><text:span text:style-name="T38"><text:s/></text:span><text:span text:style-name="T50">Tratamiento informático de la información</text:span><text:span text:style-name="T42"> </text:span></text:p>
                  <text:p text:style-name="P42"><text:span text:style-name="T39"><text:s/></text:span><text:span text:style-name="T54">Técnica contable</text:span><text:span text:style-name="T45"> </text:span></text:p>
                  <text:p text:style-name="P42"><text:span text:style-name="T39"><text:s/></text:span><text:span text:style-name="T70">Inglés</text:span><text:span text:style-name="T67"> </text:span></text:p>
                  <text:p text:style-name="P42"><text:span text:style-name="T39"><text:s/></text:span><text:span text:style-name="T55">Formación y Orientación Laboral</text:span><text:span text:style-name="T46"> </text:span></text:p>
                </table:table-cell>
                <table:table-cell table:style-name="Tabla19.B1" office:value-type="string">
                  <text:p text:style-name="P39"/>
                </table:table-cell>
                <table:table-cell table:style-name="Tabla19.C1" office:value-type="string">
                  <text:p text:style-name="P23"><text:span text:style-name="T38"><text:s/></text:span><text:span text:style-name="T50">Operaciones administrativas de recursos humanos</text:span><text:span text:style-name="T42"> </text:span></text:p>
                  <text:p text:style-name="P22"><text:span text:style-name="T38"><text:s/></text:span><text:span text:style-name="T50">Tratamiento de la documentación contable</text:span><text:span text:style-name="T42"> </text:span></text:p>
                  <text:p text:style-name="P22"><text:span text:style-name="T38"><text:s/></text:span><text:span text:style-name="T50">Empresa en el aula</text:span><text:span text:style-name="T42"> </text:span></text:p>
                  <text:p text:style-name="P21"><text:span text:style-name="T39"><text:s/></text:span><text:span text:style-name="T54">Operaciones auxiliares de gestión de tesorería</text:span><text:span text:style-name="T45"> </text:span></text:p>
                  <text:p text:style-name="P21"><text:span text:style-name="T39"><text:s/></text:span><text:span text:style-name="T54">Inglés técnico</text:span><text:span text:style-name="T45"> </text:span><text:bookmark text:name="OLE_LINK37113"/><text:bookmark text:name="OLE_LINK36113"/></text:p>
                  <text:p text:style-name="P21"><text:span text:style-name="T41"><text:s/></text:span><text:span text:style-name="T56">Formación en Centros de Trabajo</text:span><text:span text:style-name="T48"> </text:span><text:bookmark text:name="OLE_LINK56113"/><text:bookmark text:name="OLE_LINK57113"/><text:bookmark text:name="OLE_LINK58113"/></text:p>
                </table:table-cell>
              </table:table-row>
            </table:table>
            <text:p text:style-name="P39"/>
            <table:table table:name="Tabla20" table:style-name="Tabla20">
              <table:table-column table:style-name="Tabla20.A"/>
              <table:table-column table:style-name="Tabla20.B"/>
              <table:table-column table:style-name="Tabla20.C"/>
              <table:table-row table:style-name="Tabla20.1">
                <table:table-cell table:style-name="Tabla20.A1" office:value-type="string">
                  <text:p text:style-name="P43"><text:span text:style-name="T32"><text:s/></text:span><text:span text:style-name="T50">Comunicación empresarial y atención al cliente</text:span><text:span text:style-name="T42"> </text:span></text:p>
                  <text:p text:style-name="P41"><text:span text:style-name="T38"><text:s/></text:span><text:span text:style-name="T50">Operaciones administrativas de compra-venta</text:span><text:span text:style-name="T42"> </text:span></text:p>
                  <text:p text:style-name="P41"><text:span text:style-name="T38"><text:s/></text:span><text:span text:style-name="T52">Empresa y Administración</text:span><text:span text:style-name="T43"> </text:span></text:p>
                  <text:p text:style-name="P41"><text:span text:style-name="T38"><text:s/></text:span><text:span text:style-name="T50">Tratamiento informático de la información</text:span><text:span text:style-name="T42"> </text:span></text:p>
                  <text:p text:style-name="P42"><text:span text:style-name="T39"><text:s/></text:span><text:span text:style-name="T54">Técnica contable</text:span><text:span text:style-name="T45"> </text:span></text:p>
                  <text:p text:style-name="P42"><text:span text:style-name="T39"><text:s/></text:span><text:span text:style-name="T70">Inglés</text:span><text:span text:style-name="T67"> </text:span></text:p>
                  <text:p text:style-name="P42"><text:span text:style-name="T39"><text:s/></text:span><text:span text:style-name="T55">Formación y Orientación Laboral</text:span><text:span text:style-name="T46"> </text:span></text:p>
                </table:table-cell>
                <table:table-cell table:style-name="Tabla20.B1" office:value-type="string">
                  <text:p text:style-name="P39"/>
                </table:table-cell>
                <table:table-cell table:style-name="Tabla20.C1" office:value-type="string">
                  <text:p text:style-name="P23"><text:span text:style-name="T38"><text:s/></text:span><text:span text:style-name="T50">Operaciones administrativas de recursos humanos</text:span><text:span text:style-name="T42"> </text:span></text:p>
                  <text:p text:style-name="P22"><text:span text:style-name="T38"><text:s/></text:span><text:span text:style-name="T50">Tratamiento de la documentación contable</text:span><text:span text:style-name="T42"> </text:span></text:p>
                  <text:p text:style-name="P22"><text:span text:style-name="T38"><text:s/></text:span><text:span text:style-name="T50">Empresa en el aula</text:span><text:span text:style-name="T42"> </text:span></text:p>
                  <text:p text:style-name="P21"><text:span text:style-name="T39"><text:s/></text:span><text:span text:style-name="T54">Operaciones auxiliares de gestión de tesorería</text:span><text:span text:style-name="T45"> </text:span></text:p>
                  <text:p text:style-name="P21"><text:span text:style-name="T39"><text:s/></text:span><text:span text:style-name="T54">Inglés técnico</text:span><text:span text:style-name="T45"> </text:span><text:bookmark text:name="OLE_LINK361112"/><text:bookmark text:name="OLE_LINK371112"/></text:p>
                  <text:p text:style-name="P21"><text:span text:style-name="T41"><text:s/></text:span><text:span text:style-name="T56">Formación en Centros de Trabajo</text:span><text:span text:style-name="T48"> </text:span><text:bookmark text:name="OLE_LINK581112"/><text:bookmark text:name="OLE_LINK571112"/><text:bookmark text:name="OLE_LINK561112"/></text:p>
                </table:table-cell>
              </table:table-row>
            </table:table>
            <text:p text:style-name="P39"/>
            <table:table table:name="Tabla21" table:style-name="Tabla21">
              <table:table-column table:style-name="Tabla21.A"/>
              <table:table-column table:style-name="Tabla21.B"/>
              <table:table-column table:style-name="Tabla21.C"/>
              <table:table-row table:style-name="Tabla21.1">
                <table:table-cell table:style-name="Tabla21.A1" office:value-type="string">
                  <text:p text:style-name="P47"/>
                </table:table-cell>
                <table:table-cell table:style-name="Tabla21.B1" office:value-type="string">
                  <text:p text:style-name="P39"/>
                </table:table-cell>
                <table:table-cell table:style-name="Tabla21.A1" office:value-type="string">
                  <text:p text:style-name="P51"/>
                </table:table-cell>
              </table:table-row>
            </table:table>
            <text:p text:style-name="P39"/>
          </table:table-cell>
          <table:covered-table-cell/>
          <table:table-cell table:style-name="Tabla6.C3" table:number-rows-spanned="2" office:value-type="string">
            <text:p text:style-name="P34"/>
          </table:table-cell>
          <table:table-cell table:style-name="Tabla6.A2" table:number-columns-spanned="2" office:value-type="string">
            <text:p text:style-name="P35"><text:span text:style-name="T33"><draw:control text:anchor-type="as-char" draw:z-index="3" draw:style-name="gr4" draw:text-style-name="P55" svg:width="0.5cm" svg:height="0.5cm" draw:control="control3"/></text:span><text:span text:style-name="T33"><text:s/></text:span><text:span text:style-name="T65">2º MÓDULOS FORMATIVOS</text:span></text:p>
          </table:table-cell>
          <table:covered-table-cell/>
        </table:table-row>
        <table:table-row table:style-name="Tabla6.3">
          <table:table-cell table:style-name="Tabla6.A3" table:number-columns-spanned="2" office:value-type="string">
            <text:p text:style-name="P46"><text:span text:style-name="T32"><draw:control text:anchor-type="as-char" draw:z-index="4" draw:style-name="gr4" draw:text-style-name="P55" svg:width="0.5cm" svg:height="0.5cm" draw:control="control4"/></text:span><text:span text:style-name="T32"><text:s/></text:span><text:span text:style-name="T50">0647. Gestión de la documentación jurídica y empresarial</text:span><text:span text:style-name="T42"> </text:span></text:p>
            <text:p text:style-name="P48"><text:span text:style-name="T38"><draw:control text:anchor-type="as-char" draw:z-index="5" draw:style-name="gr4" draw:text-style-name="P55" svg:width="0.5cm" svg:height="0.5cm" draw:control="control5"/></text:span><text:span text:style-name="T38"><text:s/></text:span><text:span text:style-name="T50">0648. Recursos humanos y responsabilidad social corporativa</text:span><text:span text:style-name="T42"> </text:span></text:p>
            <text:p text:style-name="P48"><text:span text:style-name="T38"><draw:control text:anchor-type="as-char" draw:z-index="6" draw:style-name="gr4" draw:text-style-name="P55" svg:width="0.5cm" svg:height="0.5cm" draw:control="control6"/></text:span><text:span text:style-name="T38"><text:s/></text:span><text:span text:style-name="T52">0649. Ofimática y proceso de la información</text:span><text:span text:style-name="T43"> </text:span></text:p>
            <text:p text:style-name="P48"><text:span text:style-name="T38"><draw:control text:anchor-type="as-char" draw:z-index="7" draw:style-name="gr4" draw:text-style-name="P55" svg:width="0.5cm" svg:height="0.5cm" draw:control="control7"/></text:span><text:span text:style-name="T38"><text:s/></text:span><text:span text:style-name="T50">0650. Proceso integral de la actividad comercial</text:span><text:span text:style-name="T42"> </text:span></text:p>
            <text:p text:style-name="P45"><text:span text:style-name="T39"><draw:control text:anchor-type="as-char" draw:z-index="8" draw:style-name="gr4" draw:text-style-name="P55" svg:width="0.5cm" svg:height="0.5cm" draw:control="control8"/></text:span><text:span text:style-name="T39"><text:s/></text:span><text:span text:style-name="T45">0651. Comunicación y atención al cliente</text:span></text:p>
            <text:p text:style-name="P45"><text:span text:style-name="T39"><draw:control text:anchor-type="as-char" draw:z-index="9" draw:style-name="gr4" draw:text-style-name="P55" svg:width="0.5cm" svg:height="0.5cm" draw:control="control9"/></text:span><text:span text:style-name="T39"><text:s/></text:span><text:span text:style-name="T47">0179. Inglés</text:span></text:p>
            <text:p text:style-name="P45"><text:span text:style-name="T39"><draw:control text:anchor-type="as-char" draw:z-index="10" draw:style-name="gr4" draw:text-style-name="P55" svg:width="0.5cm" svg:height="0.5cm" draw:control="control10"/></text:span><text:span text:style-name="T39"><text:s/></text:span><text:span text:style-name="T55">0665. Formación y orientación laboral</text:span><text:span text:style-name="T46"> </text:span></text:p>
          </table:table-cell>
          <table:covered-table-cell/>
          <table:covered-table-cell/>
          <table:table-cell table:style-name="Tabla6.D3" table:number-columns-spanned="2" office:value-type="string">
            <text:p text:style-name="P50"><text:span text:style-name="T38"><draw:control text:anchor-type="as-char" draw:z-index="11" draw:style-name="gr4" draw:text-style-name="P55" svg:width="0.5cm" svg:height="0.5cm" draw:control="control11"/></text:span><text:span text:style-name="T38"><text:s/></text:span><text:span text:style-name="T42">0661. Protocolo empresarial</text:span></text:p>
            <text:p text:style-name="P50"><text:span text:style-name="T38"><draw:control text:anchor-type="as-char" draw:z-index="12" draw:style-name="gr4" draw:text-style-name="P55" svg:width="0.5cm" svg:height="0.5cm" draw:control="control12"/></text:span><text:span text:style-name="T38"><text:s/></text:span><text:span text:style-name="T50">0662. Organización de eventos empresariales</text:span><text:span text:style-name="T42"> </text:span></text:p>
            <text:p text:style-name="P50"><text:span text:style-name="T38"><draw:control text:anchor-type="as-char" draw:z-index="13" draw:style-name="gr4" draw:text-style-name="P55" svg:width="0.5cm" svg:height="0.5cm" draw:control="control13"/></text:span><text:span text:style-name="T38"><text:s/></text:span><text:span text:style-name="T50">066</text:span><text:span text:style-name="T51">3</text:span><text:span text:style-name="T50">. </text:span><text:span text:style-name="T51">Gestión avanzada de la información</text:span><text:span text:style-name="T42"> </text:span></text:p>
            <text:p text:style-name="P49"><text:span text:style-name="T39"><draw:control text:anchor-type="as-char" draw:z-index="14" draw:style-name="gr4" draw:text-style-name="P55" svg:width="0.5cm" svg:height="0.5cm" draw:control="control14"/></text:span><text:span text:style-name="T39"><text:s/></text:span><text:span text:style-name="T54">0180. Segunda lengua extranjera</text:span><text:span text:style-name="T45"> </text:span></text:p>
            <text:p text:style-name="P49"><text:span text:style-name="T39"><draw:control text:anchor-type="as-char" draw:z-index="15" draw:style-name="gr4" draw:text-style-name="P55" svg:width="0.5cm" svg:height="0.5cm" draw:control="control15"/></text:span><text:span text:style-name="T39"><text:s/></text:span><text:span text:style-name="T54">CV0004. Inglés técnico II-S / Horario reserv. docencia en inglés</text:span><text:span text:style-name="T45"> </text:span><text:bookmark text:name="OLE_LINK37122"/><text:bookmark text:name="OLE_LINK36122"/></text:p>
            <text:p text:style-name="P49"><text:span text:style-name="T41"><draw:control text:anchor-type="as-char" draw:z-index="16" draw:style-name="gr4" draw:text-style-name="P55" svg:width="0.5cm" svg:height="0.5cm" draw:control="control16"/></text:span><text:span text:style-name="T41"><text:s/></text:span><text:span text:style-name="T56">0664. Proyecto de asistencia a la dirección</text:span><text:span text:style-name="T48"> </text:span></text:p>
            <text:p text:style-name="P50"><text:span text:style-name="T38"><draw:control text:anchor-type="as-char" draw:z-index="17" draw:style-name="gr4" draw:text-style-name="P55" svg:width="0.5cm" svg:height="0.5cm" draw:control="control17"/></text:span><text:span text:style-name="T38"><text:s/></text:span><text:span text:style-name="T53">0667. Formación en centros de trabajo</text:span><text:span text:style-name="T44"> </text:span></text:p>
          </table:table-cell>
          <table:covered-table-cell/>
        </table:table-row>
        <table:table-row table:style-name="Tabla6.4">
          <table:table-cell table:style-name="Tabla6.A2" table:number-columns-spanned="5" office:value-type="string">
            <text:p text:style-name="P38"><text:span text:style-name="T11">Accede al ciclo por cumplir el siguiente requisito</text:span><text:span text:style-name="T66">:</text:span></text:p>
          </table:table-cell>
          <table:covered-table-cell/>
          <table:covered-table-cell/>
          <table:covered-table-cell/>
          <table:covered-table-cell/>
        </table:table-row>
        <table:table-row table:style-name="Tabla6.5">
          <table:table-cell table:style-name="Tabla6.A5" table:number-columns-spanned="5" office:value-type="string">
            <text:p text:style-name="P44"><text:span text:style-name="T39"><draw:control text:anchor-type="as-char" draw:z-index="18" draw:style-name="gr4" draw:text-style-name="P55" svg:width="0.5cm" svg:height="0.5cm" draw:control="control18"/></text:span><text:span text:style-name="T39"><text:s/></text:span><text:span text:style-name="T68">Superar prueba de acceso a un ciclo formativo de grado superior <text:s text:c="4"/></text:span><text:span text:style-name="T69"><text:s text:c="17"/></text:span><text:span text:style-name="T39"><draw:control text:anchor-type="as-char" draw:z-index="19" draw:style-name="gr4" draw:text-style-name="P55" svg:width="0.5cm" svg:height="0.5cm" draw:control="control19"/></text:span><text:span text:style-name="T39"><text:s/></text:span><text:span text:style-name="T75">Título de Bachiller LOGSE/LOCE/LOE/</text:span><text:span text:style-name="T76">COU/</text:span><text:span text:style-name="T77">BUP</text:span></text:p>
            <text:p text:style-name="P44"><text:span text:style-name="T40"><draw:control text:anchor-type="as-char" draw:z-index="20" draw:style-name="gr4" draw:text-style-name="P55" svg:width="0.5cm" svg:height="0.5cm" draw:control="control20"/></text:span><text:span text:style-name="T40"><text:s/></text:span><text:span text:style-name="T49">Superar prueba de acceso a la universidad para mayores de 25 años <text:s text:c="9"/></text:span><text:span text:style-name="T40"><draw:control text:anchor-type="as-char" draw:z-index="21" draw:style-name="gr4" draw:text-style-name="P55" svg:width="0.5cm" svg:height="0.5cm" draw:control="control21"/></text:span><text:span text:style-name="T40"><text:s/></text:span><text:span text:style-name="T57">Acceso desde un grado medio</text:span><text:span text:style-name="T58"> <text:s text:c="3"/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4"/>
      <text:p text:style-name="P7"><text:span text:style-name="T71">De conformidad con lo que establece el Reglamento (UE) 2016/679 del Parlamento Europeo y del Consejo, que ha sido adaptado al ordenamiento jurídico español mediante la Ley Orgánica 3/2018, de 5 de diciembre, de Protección de Datos Personales y Garantías de los Derechos Digitales, se le informa que:- Los datos personales recogidos mediante esta solicitud serán tratados de forma confidencial.- La finalidad del tratamiento es el cumplimiento de los requisitos dispuestos en la normativa sobre el procedimiento de </text:span><text:span text:style-name="T72">matrícula</text:span><text:span text:style-name="T71"> del alumnado </text:span><text:span text:style-name="T73">en el </text:span><text:span text:style-name="T72">IES NÚM. 1 - LIBERTAS</text:span><text:span text:style-name="T71">.- Se pueden ejercer los derechos de acceso, rectificación, cancelación y oposición </text:span><text:span text:style-name="T72">ante el IES NÚM. 1 - LIBERTAS Polígono Aguas Nuevas, sector 25 S/N, 03183 Torrevieja </text:span><text:span text:style-name="T71">(dirección de correo electrónico: </text:span><text:span text:style-name="T72">03008630</text:span><text:span text:style-name="T71">@gva.es Tfn.: 96</text:span><text:span text:style-name="T72">5</text:span><text:span text:style-name="T71"> </text:span><text:span text:style-name="T72">290</text:span><text:span text:style-name="T71"> </text:span><text:span text:style-name="T72">100</text:span><text:span text:style-name="T71">).</text:span></text:p>
      <text:p text:style-name="P15">Con la firma de la solicitud autorizo y presto mi consentimiento expreso para el uso de mis datos, según todo lo anteriormente expuesto y de <text:span text:style-name="T60">forma confidencial, con las medidas de seguridad que establece la normativa vigente en materia de protección de datos.</text:span></text:p>
      <text:p text:style-name="P13"><text:bookmark text:name="OLE_LINK3322"/><text:bookmark text:name="OLE_LINK3522"/><text:bookmark text:name="OLE_LINK3422"/></text:p>
      <table:table table:name="Tabla22" table:style-name="Tabla22">
        <table:table-column table:style-name="Tabla22.A"/>
        <table:table-column table:style-name="Tabla22.B" table:number-columns-repeated="2"/>
        <table:table-row table:style-name="Tabla22.1">
          <table:table-cell table:style-name="Tabla22.A1" office:value-type="string">
            <text:p text:style-name="P10">Firma padre/tutor</text:p>
          </table:table-cell>
          <table:table-cell table:style-name="Tabla22.A1" office:value-type="string">
            <text:p text:style-name="P10">Firma madre/tutora</text:p>
          </table:table-cell>
          <table:table-cell table:style-name="Tabla22.A1" office:value-type="string">
            <text:p text:style-name="P11">Firma del alumno</text:p>
            <text:p text:style-name="P12">(en caso de mayoría de edad)</text:p>
          </table:table-cell>
        </table:table-row>
        <table:table-row table:style-name="Tabla22.2">
          <table:table-cell table:style-name="Tabla22.A2" table:number-columns-spanned="2" office:value-type="string">
            <text:p text:style-name="P10"/>
          </table:table-cell>
          <table:covered-table-cell/>
          <table:table-cell table:style-name="Tabla22.A2" office:value-type="string">
            <text:p text:style-name="P9"><text:bookmark text:name="OLE_LINK3122"/><text:bookmark text:name="OLE_LINK3022"/><text:bookmark text:name="OLE_LINK2922"/><text:bookmark text:name="OLE_LINK2222"/><text:bookmark text:name="OLE_LINK2122"/><text:bookmark text:name="OLE_LINK1622"/><text:bookmark text:name="OLE_LINK1522"/><text:bookmark text:name="OLE_LINK1422"/><text:bookmark text:name="OLE_LINK3222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, sans-serif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yriad Pro" svg:font-family="'Myriad Pr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fo:language="en" fo:country="US" style:font-name-asian="Calibri3" style:font-family-asian="Calibri" style:font-family-generic-asian="system" style:font-pitch-asian="variable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248cm" fo:margin-top="0cm" fo:margin-bottom="0cm" table:align="center" style:writing-mode="lr-tb"/>
    </style:style>
    <style:style style:name="Tabla5.A" style:family="table-column">
      <style:table-column-properties style:column-width="19.248cm"/>
    </style:style>
    <style:style style:name="Tabla5.1" style:family="table-row">
      <style:table-row-properties style:min-row-height="2.498cm" fo:keep-together="auto"/>
    </style:style>
    <style:style style:name="Tabla5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margin-left="0cm" fo:margin-right="4.066cm" fo:margin-top="0cm" fo:margin-bottom="0cm" loext:contextual-spacing="false" fo:line-height="100%" fo:text-align="center" style:justify-single-word="false" fo:text-indent="0cm" style:auto-text-indent="false"/>
      <style:text-properties fo:font-size="7pt" style:font-size-asian="6.09999990463257pt" style:font-size-complex="7pt"/>
    </style:style>
    <style:style style:name="MP2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" fo:font-size="6pt" fo:letter-spacing="normal" fo:language="ru" fo:country="RU" fo:font-weight="bold" officeooo:paragraph-rsid="00218469" style:font-name-asian="Calibri3" style:font-size-asian="5.25pt" style:language-asian="en" style:country-asian="US" style:font-weight-asian="bold" style:font-size-complex="6pt"/>
    </style:style>
    <style:style style:name="MP3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" fo:font-size="2pt" fo:letter-spacing="normal" fo:language="ru" fo:country="RU" fo:font-weight="bold" officeooo:paragraph-rsid="00218469" style:font-name-asian="Calibri3" style:font-size-asian="1.75pt" style:language-asian="en" style:country-asian="US" style:font-weight-asian="bold" style:font-size-complex="2pt"/>
    </style:style>
    <style:style style:name="MP4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officeooo:paragraph-rsid="00218469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55c2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661f2"/>
    </style:style>
    <style:style style:name="MP7" style:family="paragraph" style:parent-style-name="Header">
      <style:paragraph-properties fo:margin-top="0cm" fo:margin-bottom="0cm" loext:contextual-spacing="false" fo:line-height="100%"/>
      <style:text-properties fo:font-size="9pt" style:font-size-asian="7.84999990463257pt" style:font-size-complex="9pt"/>
    </style:style>
    <style:style style:name="MT1" style:family="text">
      <style:text-properties style:font-name="Times New Roman" fo:font-size="24pt" fo:letter-spacing="normal" fo:language="ru" fo:country="RU" fo:font-weight="bold" style:font-name-asian="Calibri3" style:font-size-asian="24pt" style:language-asian="en" style:country-asian="US" style:font-weight-asian="bold" style:font-size-complex="24pt"/>
    </style:style>
    <style:style style:name="MT2" style:family="text">
      <style:text-properties style:font-name="Times New Roman" fo:font-size="24pt" fo:language="ru" fo:country="RU" fo:font-weight="bold" style:font-name-asian="Calibri3" style:font-size-asian="24pt" style:language-asian="en" style:country-asian="US" style:font-weight-asian="bold" style:font-size-complex="24pt"/>
    </style:style>
    <style:style style:name="MT3" style:family="text">
      <style:text-properties style:font-name="Arial1" fo:font-size="20pt" fo:letter-spacing="normal" fo:language="ru" fo:country="RU" fo:font-weight="bold" style:font-name-asian="Calibri3" style:font-size-asian="20pt" style:language-asian="en" style:country-asian="US" style:font-weight-asian="bold" style:font-size-complex="20pt"/>
    </style:style>
    <style:style style:name="MT4" style:family="text">
      <style:text-properties style:font-name="Arial1" fo:font-size="20pt" fo:language="ru" fo:country="RU" fo:font-weight="bold" style:font-name-asian="Calibri3" style:font-size-asian="20pt" style:language-asian="en" style:country-asian="US" style:font-weight-asian="bold" style:font-size-complex="20pt"/>
    </style:style>
    <style:style style:name="MT5" style:family="text">
      <style:text-properties style:font-name="Arial1" fo:font-size="20pt" fo:letter-spacing="normal" fo:language="es" fo:country="ES" fo:font-weight="bold" officeooo:rsid="000929d7" style:font-name-asian="Calibri3" style:font-size-asian="20pt" style:language-asian="en" style:country-asian="US" style:font-weight-asian="bold" style:font-size-complex="20pt"/>
    </style:style>
    <style:style style:name="MT6" style:family="text">
      <style:text-properties style:font-name="Arial1" fo:font-size="20pt" fo:language="es" fo:country="ES" fo:font-weight="bold" officeooo:rsid="000929d7" style:font-name-asian="Calibri3" style:font-size-asian="20pt" style:language-asian="en" style:country-asian="US" style:font-weight-asian="bold" style:font-size-complex="20pt"/>
    </style:style>
    <style:style style:name="MT7" style:family="text">
      <style:text-properties fo:color="#800000" style:text-position="-2% 100%" style:font-name="Arial1" fo:font-size="20pt" fo:language="ru" fo:country="RU" fo:font-weight="bold" officeooo:rsid="000e0d8e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MT8" style:family="text">
      <style:text-properties fo:color="#800000" style:text-position="-2% 100%" style:font-name="Arial1" fo:font-size="20pt" fo:language="es" fo:country="ES" fo:font-weight="bold" officeooo:rsid="000ad312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MT9" style:family="text">
      <style:text-properties fo:color="#800000" style:text-position="-2% 100%" style:font-name="Arial1" fo:font-size="20pt" fo:language="ru" fo:country="RU" fo:font-weight="bold" officeooo:rsid="000ad312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31cm" fo:page-height="29.7cm" style:num-format="1" style:print-orientation="portrait" fo:margin-top="1.27cm" fo:margin-bottom="1.27cm" fo:margin-left="0.741cm" fo:margin-right="0.494cm" style:writing-mode="lr-tb" style:layout-grid-color="#c0c0c0" style:layout-grid-lines="2878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MP1"><draw:frame draw:style-name="Mfr1" draw:name="Imagen1" text:anchor-type="char" svg:width="14.794cm" svg:height="1.009cm" draw:z-index="0"><draw:image xlink:href="Pictures/1000020100001B5D000001DE3510BDC124B51DE6.png" xlink:type="simple" xlink:show="embed" xlink:actuate="onLoad" loext:mime-type="image/png"/></draw:frame></text:p>
              <text:p text:style-name="MP2"/>
              <text:p text:style-name="MP3"/>
              <text:p text:style-name="MP3"/>
              <text:p text:style-name="MP4"><text:span text:style-name="MT1">SOLICITUD</text:span><text:span text:style-name="MT2"> </text:span><text:span text:style-name="MT1">DE</text:span><text:span text:style-name="MT2"> MATRÍCULA</text:span></text:p>
              <text:p text:style-name="MP5"><draw:frame draw:style-name="Mfr2" draw:name="Imagen2" text:anchor-type="paragraph" svg:x="0.009cm" svg:y="-0.411cm" svg:width="2.526cm" svg:height="1.406cm" draw:z-index="22"><draw:image xlink:href="Pictures/100002010000066100000391F0B4069685737080.png" xlink:type="simple" xlink:show="embed" xlink:actuate="onLoad" loext:mime-type="image/png"/></draw:frame><text:span text:style-name="MT3">CURSO</text:span><text:span text:style-name="MT4"> </text:span><text:span text:style-name="MT3">20 <text:s text:c="2"/></text:span><text:span text:style-name="MT5"><text:s text:c="3"/></text:span><text:span text:style-name="MT3"><text:s/>/ </text:span><text:span text:style-name="MT4">20</text:span><text:span text:style-name="MT6"> </text:span></text:p>
              <text:p text:style-name="MP6"><text:span text:style-name="MT7">C.F.G.</text:span><text:span text:style-name="MT8">S</text:span><text:span text:style-name="MT7">. </text:span><text:span text:style-name="MT9">A</text:span><text:span text:style-name="MT8">SISTENCIA A LA DIRECCIÓN</text:span></text:p>
            </table:table-cell>
          </table:table-row>
        </table:table>
        <text:p text:style-name="MP7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Álvaro López</meta:initial-creator>
    <dc:description>Solid Converter PDF</dc:description>
    <meta:editing-cycles>31</meta:editing-cycles>
    <meta:print-date>2014-05-14T11:05:00</meta:print-date>
    <meta:creation-date>2015-04-19T19:37:00</meta:creation-date>
    <dc:date>2020-05-28T18:23:43.366000000</dc:date>
    <meta:editing-duration>PT1H17M55S</meta:editing-duration>
    <meta:generator>LibreOffice/6.4.4.2$MacOSX_X86_64 LibreOffice_project/3d775be2011f3886db32dfd395a6a6d1ca2630ff</meta:generator>
    <meta:document-statistic meta:table-count="8" meta:image-count="2" meta:object-count="0" meta:page-count="1" meta:paragraph-count="103" meta:word-count="533" meta:character-count="3699" meta:non-whitespace-character-count="3116"/>
    <meta:user-defined meta:name="AppVersion">14.0000</meta:user-defined>
    <meta:user-defined meta:name="Company">CopLan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